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2" svg:font-family="Mangal"/>
    <style:font-face style:name="Courier New" svg:font-family="'Courier New'" style:font-family-generic="modern"/>
    <style:font-face style:name="Mangal" svg:font-family="Mangal"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Liberation Serif" svg:font-family="'Liberation Serif', 'Times New Roman'" style:font-family-generic="roman" style:font-pitch="variable"/>
    <style:font-face style:name="Mangal1"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Mangal3"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1" svg:font-family="Tahoma" style:font-family-generic="system" style:font-pitch="variable"/>
  </office:font-face-decls>
  <office:automatic-styles>
    <style:style style:name="dp1" style:family="drawing-page"/>
    <style:style style:name="gr1" style:family="graphic" style:parent-style-name="objectwithoutfill">
      <style:graphic-properties draw:stroke="solid" draw:stroke-dash="Dashed_20__28_var_29_" svg:stroke-width="0.03cm" svg:stroke-color="#0066ff" draw:marker-start="Circle" draw:marker-start-width="0.12cm" draw:marker-end="Half_20_Circle_20_unfilled" draw:marker-end-width="0.3cm" draw:fill="none" draw:textarea-vertical-align="middle" fo:padding-top="0.1cm" fo:padding-bottom="0.1cm" fo:padding-left="0.15cm" fo:padding-right="0.12cm"/>
    </style:style>
    <style:style style:name="gr2" style:family="graphic" style:parent-style-name="standard">
      <style:graphic-properties svg:stroke-width="0.02cm" svg:stroke-color="#000000" draw:marker-start-width="0.1cm" draw:marker-end-width="0.2cm" draw:fill="solid" draw:fill-color="#66ff66" draw:textarea-horizontal-align="justify" draw:textarea-vertical-align="middle" draw:auto-grow-height="false" fo:min-height="10.5cm" fo:min-width="6.53cm" fo:padding-top="0.1cm" fo:padding-bottom="0.1cm" fo:padding-left="0.15cm" fo:padding-right="0.12cm"/>
    </style:style>
    <style:style style:name="gr3" style:family="graphic" style:parent-style-name="standard">
      <style:graphic-properties svg:stroke-width="0.02cm" svg:stroke-color="#000000" draw:marker-start-width="0.1cm" draw:marker-end-width="0.2cm" draw:fill="solid" draw:fill-color="#66ff66" draw:textarea-horizontal-align="justify" draw:textarea-vertical-align="middle" draw:auto-grow-height="false" fo:min-height="0.1cm" fo:min-width="6.53cm" fo:padding-top="0.1cm" fo:padding-bottom="0.1cm" fo:padding-left="0.15cm" fo:padding-right="0.12cm"/>
    </style:style>
    <style:style style:name="gr4" style:family="graphic" style:parent-style-name="standard">
      <style:graphic-properties svg:stroke-width="0.02cm" svg:stroke-color="#000000" draw:marker-start-width="0.1cm" draw:marker-end-width="0.2cm" draw:fill="solid" draw:fill-color="#ffff99" draw:textarea-horizontal-align="justify" draw:textarea-vertical-align="middle" draw:auto-grow-height="false" fo:min-height="2.178cm" fo:min-width="1.325cm" fo:padding-top="0.1cm" fo:padding-bottom="0.1cm" fo:padding-left="0.15cm" fo:padding-right="0.12cm"/>
    </style:style>
    <style:style style:name="gr5" style:family="graphic" style:parent-style-name="standard">
      <style:graphic-properties svg:stroke-width="0.02cm" svg:stroke-color="#000000" draw:marker-start-width="0.1cm" draw:marker-end-width="0.2cm" draw:fill="solid" draw:fill-color="#ffff99" draw:textarea-horizontal-align="justify" draw:textarea-vertical-align="middle" draw:auto-grow-height="false" fo:min-height="0.1cm" fo:min-width="1.325cm" fo:padding-top="0.1cm" fo:padding-bottom="0.1cm" fo:padding-left="0.15cm" fo:padding-right="0.12cm"/>
    </style:style>
    <style:style style:name="gr6" style:family="graphic" style:parent-style-name="standard">
      <style:graphic-properties svg:stroke-width="0.02cm" svg:stroke-color="#000000" draw:marker-start-width="0.1cm" draw:marker-end-width="0.2cm" draw:fill="solid" draw:fill-color="#ffff99" draw:textarea-horizontal-align="justify" draw:textarea-vertical-align="middle" draw:auto-grow-height="false" fo:min-height="2.508cm" fo:min-width="1.325cm" fo:padding-top="0.1cm" fo:padding-bottom="0.1cm" fo:padding-left="0.15cm" fo:padding-right="0.12cm"/>
    </style:style>
    <style:style style:name="gr7" style:family="graphic" style:parent-style-name="standard">
      <style:graphic-properties svg:stroke-width="0.02cm" svg:stroke-color="#000000" draw:marker-start-width="0.1cm" draw:marker-end-width="0.2cm" draw:fill="solid" draw:fill-color="#ffff99" draw:textarea-horizontal-align="justify" draw:textarea-vertical-align="middle" draw:auto-grow-height="false" fo:min-height="2.808cm" fo:min-width="1.325cm" fo:padding-top="0.1cm" fo:padding-bottom="0.1cm" fo:padding-left="0.15cm" fo:padding-right="0.12cm"/>
    </style:style>
    <style:style style:name="gr8" style:family="graphic" style:parent-style-name="standard">
      <style:graphic-properties svg:stroke-width="0.02cm" svg:stroke-color="#000000" draw:marker-start-width="0.1cm" draw:marker-end-width="0.2cm" draw:fill="solid" draw:fill-color="#ffff99" draw:textarea-horizontal-align="justify" draw:textarea-vertical-align="middle" draw:auto-grow-height="false" fo:min-height="3.208cm" fo:min-width="1.325cm" fo:padding-top="0.1cm" fo:padding-bottom="0.1cm" fo:padding-left="0.15cm" fo:padding-right="0.12cm"/>
    </style:style>
    <style:style style:name="gr9" style:family="graphic" style:parent-style-name="standard">
      <style:graphic-properties svg:stroke-width="0.02cm" svg:stroke-color="#000000" draw:marker-start-width="0.1cm" draw:marker-end-width="0.2cm" draw:fill="solid" draw:fill-color="#ffff99" draw:textarea-horizontal-align="justify" draw:textarea-vertical-align="middle" draw:auto-grow-height="false" fo:min-height="3.508cm" fo:min-width="1.325cm" fo:padding-top="0.1cm" fo:padding-bottom="0.1cm" fo:padding-left="0.15cm" fo:padding-right="0.12cm"/>
    </style:style>
    <style:style style:name="gr10" style:family="graphic" style:parent-style-name="standard">
      <style:graphic-properties svg:stroke-width="0.02cm" svg:stroke-color="#000000" draw:marker-start-width="0.1cm" draw:marker-end-width="0.2cm" draw:fill="solid" draw:fill-color="#ffff99" draw:textarea-horizontal-align="justify" draw:textarea-vertical-align="middle" draw:auto-grow-height="false" fo:min-height="3.923cm" fo:min-width="1.325cm" fo:padding-top="0.1cm" fo:padding-bottom="0.1cm" fo:padding-left="0.15cm" fo:padding-right="0.12cm"/>
    </style:style>
    <style:style style:name="gr11" style:family="graphic" style:parent-style-name="standard">
      <style:graphic-properties svg:stroke-width="0.02cm" svg:stroke-color="#000000" draw:marker-start-width="0.1cm" draw:marker-end-width="0.2cm" draw:fill="solid" draw:fill-color="#ffff99" draw:textarea-horizontal-align="justify" draw:textarea-vertical-align="middle" draw:auto-grow-height="false" fo:min-height="4.6cm" fo:min-width="1.325cm" fo:padding-top="0.1cm" fo:padding-bottom="0.1cm" fo:padding-left="0.15cm" fo:padding-right="0.12cm"/>
    </style:style>
    <style:style style:name="gr12" style:family="graphic" style:parent-style-name="standard">
      <style:graphic-properties svg:stroke-width="0.02cm" svg:stroke-color="#000000" draw:marker-start-width="0.1cm" draw:marker-end-width="0.2cm" draw:fill="solid" draw:fill-color="#66ff66" draw:textarea-horizontal-align="justify" draw:textarea-vertical-align="middle" draw:auto-grow-height="false" fo:min-height="5cm" fo:min-width="1.43cm" fo:padding-top="0.1cm" fo:padding-bottom="0.1cm" fo:padding-left="0.15cm" fo:padding-right="0.12cm"/>
    </style:style>
    <style:style style:name="gr13" style:family="graphic" style:parent-style-name="standard">
      <style:graphic-properties svg:stroke-width="0.02cm" svg:stroke-color="#000000" draw:marker-start-width="0.1cm" draw:marker-end-width="0.2cm" draw:fill="solid" draw:fill-color="#66ff66" draw:textarea-horizontal-align="justify" draw:textarea-vertical-align="middle" draw:auto-grow-height="false" fo:min-height="0.1cm" fo:min-width="1.43cm" fo:padding-top="0.1cm" fo:padding-bottom="0.1cm" fo:padding-left="0.15cm" fo:padding-right="0.12cm"/>
    </style:style>
    <style:style style:name="gr14" style:family="graphic" style:parent-style-name="objectwithoutfill">
      <style:graphic-properties draw:stroke="solid" draw:stroke-dash="Dashed_20__28_var_29_" svg:stroke-width="0.03cm" svg:stroke-color="#0066ff" draw:marker-start="Circle" draw:marker-start-width="0.12cm" draw:marker-end="Half_20_Circle_20_unfilled" draw:marker-end-width="0.3cm" draw:fill="solid" draw:fill-color="#66ff66" draw:textarea-vertical-align="middle" fo:padding-top="0.1cm" fo:padding-bottom="0.1cm" fo:padding-left="0.15cm" fo:padding-right="0.12cm"/>
    </style:style>
    <style:style style:name="gr15" style:family="graphic" style:parent-style-name="standard">
      <style:graphic-properties svg:stroke-width="0.02cm" svg:stroke-color="#000000" draw:marker-start-width="0.1cm" draw:marker-end-width="0.2cm" draw:fill="solid" draw:fill-color="#ffff99" draw:textarea-horizontal-align="justify" draw:textarea-vertical-align="middle" draw:auto-grow-height="false" fo:min-height="4.2cm" fo:min-width="1.325cm" fo:padding-top="0.1cm" fo:padding-bottom="0.1cm" fo:padding-left="0.15cm" fo:padding-right="0.12cm"/>
    </style:style>
    <style:style style:name="gr16" style:family="graphic" style:parent-style-name="standard">
      <style:graphic-properties draw:stroke="none" draw:fill="none" fo:min-height="9.473cm"/>
    </style:style>
    <style:style style:name="P1" style:family="paragraph">
      <loext:graphic-properties draw:fill="none"/>
      <style:paragraph-properties fo:text-align="center"/>
    </style:style>
    <style:style style:name="P2" style:family="paragraph">
      <style:paragraph-properties fo:text-align="start"/>
    </style:style>
    <style:style style:name="P3" style:family="paragraph">
      <loext:graphic-properties draw:fill="solid" draw:fill-color="#66ff66"/>
      <style:paragraph-properties fo:text-align="start"/>
      <style:text-properties fo:font-size="4.5pt" fo:font-style="normal" fo:font-weight="bold" style:font-size-asian="4.5pt" style:font-style-asian="normal" style:font-weight-asian="bold" style:font-size-complex="4.5pt" style:font-style-complex="normal" style:font-weight-complex="bold"/>
    </style:style>
    <style:style style:name="P4" style:family="paragraph">
      <style:paragraph-properties fo:text-align="center"/>
    </style:style>
    <style:style style:name="P5" style:family="paragraph">
      <loext:graphic-properties draw:fill="solid" draw:fill-color="#66ff66"/>
      <style:paragraph-properties fo:text-align="center"/>
      <style:text-properties fo:font-size="4.5pt" fo:font-weight="bold" style:font-size-asian="4.09999990463257pt" style:font-weight-asian="bold" style:font-size-complex="6pt" style:font-weight-complex="bold"/>
    </style:style>
    <style:style style:name="P6" style:family="paragraph">
      <loext:graphic-properties draw:fill="solid" draw:fill-color="#ffff99"/>
      <style:paragraph-properties fo:text-align="start"/>
      <style:text-properties fo:font-size="4.5pt" fo:font-weight="bold" style:font-size-asian="4.5pt" style:font-weight-asian="bold" style:font-size-complex="4.5pt" style:font-weight-complex="bold"/>
    </style:style>
    <style:style style:name="P7" style:family="paragraph">
      <loext:graphic-properties draw:fill="solid" draw:fill-color="#ffff99"/>
      <style:paragraph-properties fo:text-align="center"/>
      <style:text-properties fo:font-size="4.5pt" fo:font-weight="bold" style:font-size-asian="4.09999990463257pt" style:font-weight-asian="bold" style:font-size-complex="6pt" style:font-weight-complex="bold"/>
    </style:style>
    <style:style style:name="P8" style:family="paragraph">
      <loext:graphic-properties draw:fill="solid" draw:fill-color="#66ff66"/>
      <style:paragraph-properties fo:text-align="start"/>
      <style:text-properties fo:font-size="4.5pt" fo:font-weight="bold" style:font-size-asian="4.5pt" style:font-weight-asian="bold" style:font-size-complex="4.5pt" style:font-weight-complex="bold"/>
    </style:style>
    <style:style style:name="P9" style:family="paragraph">
      <loext:graphic-properties draw:fill="solid" draw:fill-color="#66ff66"/>
      <style:paragraph-properties fo:text-align="center"/>
    </style:style>
    <style:style style:name="P10" style:family="paragraph">
      <style:text-properties fo:font-size="3pt" style:font-size-asian="18pt" style:font-size-complex="18pt"/>
    </style:style>
    <style:style style:name="P11" style:family="paragraph">
      <loext:graphic-properties draw:fill="none"/>
      <style:text-properties fo:font-size="3pt" style:font-size-asian="18pt" style:font-size-complex="18pt"/>
    </style:style>
    <style:style style:name="T1" style:family="text">
      <style:text-properties fo:font-size="4.5pt" fo:font-style="normal" fo:font-weight="bold" style:font-size-asian="4.5pt" style:font-style-asian="normal" style:font-weight-asian="bold" style:font-size-complex="4.5pt" style:font-style-complex="normal" style:font-weight-complex="bold"/>
    </style:style>
    <style:style style:name="T2" style:family="text">
      <style:text-properties fo:font-size="4.5pt" fo:font-style="italic" fo:font-weight="bold" style:font-size-asian="4.5pt" style:font-style-asian="italic" style:font-weight-asian="bold" style:font-size-complex="4.5pt" style:font-style-complex="italic" style:font-weight-complex="bold"/>
    </style:style>
    <style:style style:name="T3" style:family="text">
      <style:text-properties fo:font-size="4.5pt" fo:font-style="italic" fo:font-weight="normal" style:font-size-asian="4.5pt" style:font-style-asian="italic" style:font-weight-asian="normal" style:font-size-complex="4.5pt" style:font-style-complex="italic" style:font-weight-complex="normal"/>
    </style:style>
    <style:style style:name="T4" style:family="text">
      <style:text-properties fo:font-size="4.5pt" fo:font-style="normal" fo:font-weight="normal" style:font-size-asian="4.5pt" style:font-style-asian="normal" style:font-weight-asian="normal" style:font-size-complex="4.5pt" style:font-style-complex="normal" style:font-weight-complex="normal"/>
    </style:style>
    <style:style style:name="T5" style:family="text">
      <style:text-properties fo:font-variant="normal" fo:text-transform="none" style:use-window-font-color="true" style:text-outline="false" style:text-line-through-style="none" style:text-line-through-type="none" style:font-name="Liberation Sans" fo:font-size="4.5pt" fo:font-style="normal" fo:text-shadow="none" style:text-underline-style="none" fo:font-weight="normal" style:letter-kerning="true" style:font-name-asian="Microsoft YaHei" style:font-size-asian="4.5pt" style:font-style-asian="normal" style:font-weight-asian="normal" style:font-name-complex="Mangal3" style:font-size-complex="4.5pt" style:font-style-complex="normal" style:font-weight-complex="normal" style:text-emphasize="none" style:font-relief="none" style:text-overline-style="none" style:text-overline-color="font-color"/>
    </style:style>
    <style:style style:name="T6" style:family="text">
      <style:text-properties fo:font-size="4.5pt" fo:font-weight="bold" style:font-size-asian="4.09999990463257pt" style:font-weight-asian="bold" style:font-size-complex="6pt" style:font-weight-complex="bold"/>
    </style:style>
    <style:style style:name="T7" style:family="text">
      <style:text-properties fo:font-size="4.5pt" fo:font-weight="bold" style:font-size-asian="4.5pt" style:font-weight-asian="bold" style:font-size-complex="4.5pt" style:font-weight-complex="bold"/>
    </style:style>
    <style:style style:name="T8" style:family="text">
      <style:text-properties fo:font-size="4.5pt" fo:font-weight="normal" style:font-size-asian="4.5pt" style:font-weight-asian="normal" style:font-size-complex="4.5pt"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Обычный">
        <draw:connector draw:style-name="gr1" draw:text-style-name="P1" draw:layer="layout" draw:type="curve" svg:x1="2.925cm" svg:y1="15.061cm" svg:x2="3.389cm" svg:y2="15.219cm" draw:start-shape="id1" draw:start-glue-point="1" draw:end-shape="id2" draw:end-glue-point="3" svg:d="M2925 15061c346 0 115 158 464 158" svg:viewBox="0 0 465 159">
          <text:p/>
        </draw:connector>
        <draw:g xml:id="id8" draw:id="id8">
          <draw:custom-shape draw:style-name="gr2" draw:text-style-name="P3" draw:layer="layout" svg:width="6.8cm" svg:height="10.7cm" svg:x="4.2cm" svg:y="1.1cm">
            <text:p text:style-name="P2"><text:span text:style-name="T1">ID</text:span></text:p>
            <text:p text:style-name="P2"><text:span text:style-name="T2">AOID</text:span></text:p>
            <text:p text:style-name="P2"><text:span text:style-name="T2">AOGUID</text:span></text:p>
            <text:p text:style-name="P2"><text:span text:style-name="T2">PARENTGUID</text:span><text:span text:style-name="T3"> <text:s/>— <text:s/></text:span><text:span text:style-name="T4">идентификатор объекта родительского объекта</text:span></text:p>
            <text:p text:style-name="P2"><text:span text:style-name="T4">CADNUM </text:span></text:p>
            <text:p text:style-name="P2"><text:span text:style-name="T4">DIVTYPE </text:span></text:p>
            <text:p text:style-name="P2"><text:span text:style-name="T1">AOLEVEL <text:s/>— <text:s/></text:span><text:span text:style-name="T4">уровень адресного объекта</text:span></text:p>
            <text:p text:style-name="P2"><text:span text:style-name="T1">ACTSTATUS</text:span></text:p>
            <text:p text:style-name="P2"><text:span text:style-name="T1">PREVID <text:s/>— <text:s/></text:span><text:span text:style-name="T4">идентификатор записи связывания с предыдущей исторической записью</text:span></text:p>
            <text:p text:style-name="P2"><text:span text:style-name="T1">NEXTID</text:span><text:span text:style-name="T4"> <text:s/>— <text:s/>идентификатор связывания с последующей исторической записью</text:span></text:p>
            <text:p text:style-name="P2"><text:span text:style-name="T4"/></text:p>
            <text:p text:style-name="P2"><text:span text:style-name="T4">FORMALNAME <text:s/>— <text:s/>формализованное наименование</text:span></text:p>
            <text:p text:style-name="P2"><text:span text:style-name="T4">OFFNAME <text:s/>— <text:s/>официальное наименование</text:span></text:p>
            <text:p text:style-name="P2"><text:span text:style-name="T4">SHORTNAME <text:s/>— <text:s/>краткое наименование типа объекта</text:span></text:p>
            <text:p text:style-name="P2"><text:span text:style-name="T4"/></text:p>
            <text:p text:style-name="P2"><text:span text:style-name="T4">CURRSTATUS <text:s/>— <text:s/>статус актуальности КЛАДР 4 (последние две цифры в коде) </text:span></text:p>
            <text:p text:style-name="P2"><text:span text:style-name="T4">CENTSTATUS <text:s/>— <text:s/>статус центра</text:span></text:p>
            <text:p text:style-name="P2"><text:span text:style-name="T4">LIVESTATUS <text:s/>— <text:s/>признак действующего адресного объекта</text:span></text:p>
            <text:p text:style-name="P2"><text:span text:style-name="T4">OPERSTATUS <text:s/>— <text:s/>статус действия над записью – причина появления записи.</text:span></text:p>
            <text:p text:style-name="P2"><text:span text:style-name="T4">IFNSFL <text:s/>— <text:s/>код ИФНС ФЛ</text:span></text:p>
            <text:p text:style-name="P2"><text:span text:style-name="T4">IFNSUL <text:s/>— <text:s/>код ИФНС ЮЛ</text:span></text:p>
            <text:p text:style-name="P2"><text:span text:style-name="T4">OKATO <text:s/>— <text:s/>код по справочнику ОКАТО</text:span></text:p>
            <text:p text:style-name="P2"><text:span text:style-name="T4">OKTMO <text:s/>— <text:s/>код по справочнику ОКТМО</text:span></text:p>
            <text:p text:style-name="P2"><text:span text:style-name="T4">POSTALCODE <text:s/>— <text:s/>почтовый индекс</text:span></text:p>
            <text:p text:style-name="P2"><text:span text:style-name="T4">TERRIFNSFL <text:s/>— <text:s/>код территориального участка ФЛ</text:span></text:p>
            <text:p text:style-name="P2"><text:span text:style-name="T4">TERRIFNSUL <text:s/>— <text:s/>код территориального участка ЮЛ</text:span></text:p>
            <text:p text:style-name="P2"><text:span text:style-name="T4">NORMDOC <text:s/>— <text:s/>внешний ключ на нормативный документ</text:span></text:p>
            <text:p text:style-name="P2"><text:span text:style-name="T4">STARTDATE <text:s/>— <text:s/>начало действия записи</text:span></text:p>
            <text:p text:style-name="P2"><text:span text:style-name="T4">ENDDATE <text:s/>— <text:s/>конец действия записи</text:span></text:p>
            <text:p text:style-name="P2"><text:span text:style-name="T4">UPDATEDATE <text:s/>— <text:s/>дата внесения записи</text:span></text:p>
            <text:p text:style-name="P2"><text:span text:style-name="T4"/></text:p>
            <text:p text:style-name="P2"><text:span text:style-name="T1">CODE (13-17) <text:s/>— <text:s/></text:span><text:span text:style-name="T4">код адресного объекта одной строкой с признаком </text:span></text:p>
            <text:p text:style-name="P2"><text:span text:style-name="T4"><text:s text:c="30"/></text:span><text:span text:style-name="T4">актуальности из КЛАДР 4.0</text:span></text:p>
            <text:p text:style-name="P2"><text:span text:style-name="T1">PLAINCODE (11-15) <text:s/>— <text:s/></text:span><text:span text:style-name="T4">код адресного объекта из кладр 4.0 одной строкой без </text:span></text:p>
            <text:p text:style-name="P2"><text:span text:style-name="T4"><text:s text:c="40"/></text:span><text:span text:style-name="T4">признака актуальности (последних двух симв.)</text:span></text:p>
            <text:p text:style-name="P2"><text:span text:style-name="T1">REGIONCODE (2) <text:s/>— <text:s/></text:span><text:span text:style-name="T4">код региона</text:span></text:p>
            <text:p text:style-name="P2"><text:span text:style-name="T1">SUBJ</text:span><text:span text:style-name="T4"> </text:span></text:p>
            <text:p text:style-name="P2"><text:span text:style-name="T1">AUTOCODE (1) <text:s/>— <text:s/></text:span><text:span text:style-name="T4">код автономии</text:span></text:p>
            <text:p text:style-name="P2"><text:span text:style-name="T1">AUTO</text:span><text:span text:style-name="T4"> </text:span></text:p>
            <text:p text:style-name="P2"><text:span text:style-name="T1">AREACODE (3) <text:s/>— <text:s/></text:span><text:span text:style-name="T4">код района</text:span></text:p>
            <text:p text:style-name="P2"><text:span text:style-name="T1">DSTR</text:span><text:span text:style-name="T4"> </text:span></text:p>
            <text:p text:style-name="P2"><text:span text:style-name="T1">CITYCODE (3) <text:s/>— <text:s/></text:span><text:span text:style-name="T4">код города</text:span></text:p>
            <text:p text:style-name="P2"><text:span text:style-name="T1">CITY</text:span><text:span text:style-name="T4"> </text:span></text:p>
            <text:p text:style-name="P2"><text:span text:style-name="T1">CTARCODE (3) <text:s/>— <text:s/></text:span><text:span text:style-name="T4">код внутригородского района</text:span></text:p>
            <text:p text:style-name="P2"><text:span text:style-name="T1">CTAR</text:span><text:span text:style-name="T4"> </text:span></text:p>
            <text:p text:style-name="P2"><text:span text:style-name="T1">PLACECODE (3) <text:s/>— <text:s/></text:span><text:span text:style-name="T4">код населённого пункта</text:span></text:p>
            <text:p text:style-name="P2"><text:span text:style-name="T1">NASP</text:span><text:span text:style-name="T4"> </text:span></text:p>
            <text:p text:style-name="P2"><text:span text:style-name="T1">PLANCODE (3) <text:s/>— <text:s/></text:span><text:span text:style-name="T4">код планировочного элемента</text:span></text:p>
            <text:p text:style-name="P2"><text:span text:style-name="T1">PLAN</text:span><text:span text:style-name="T4"> </text:span></text:p>
            <text:p text:style-name="P2"><text:span text:style-name="T1">STREETCODE (4) <text:s/>— <text:s/></text:span><text:span text:style-name="T4">код улицы</text:span></text:p>
            <text:p text:style-name="P2"><text:span text:style-name="T1">STRT</text:span><text:span text:style-name="T4"> </text:span></text:p>
            <text:p text:style-name="P2"><text:span text:style-name="T1">EXTRCODE (4) <text:s/>— <text:s/></text:span><text:span text:style-name="T4">код дополнительного адресообразующего элемента</text:span></text:p>
            <text:p text:style-name="P2"><text:span text:style-name="T4">EXTR</text:span></text:p>
            <text:p text:style-name="P2"><text:span text:style-name="T1">SEXTCODE (3) <text:s/>— <text:s/></text:span><text:span text:style-name="T4">код подчиненного доп, адресообразующего элемента</text:span></text:p>
            <text:p text:style-name="P2"><text:span text:style-name="T4">SEXT</text:span></text:p>
            <text:p text:style-name="P2"><text:span text:style-name="T4">ACTSTATUS (</text:span><text:span text:style-name="T5">0 — не актуальный, 1 — актуальный</text:span><text:span text:style-name="T4">)</text:span></text:p>
            <text:p text:style-name="P2"><text:span text:style-name="T1">ACT</text:span><text:span text:style-name="T4"> (0 — актуальный, &gt;0 — историческая запись)</text:span></text:p>
            <text:p text:style-name="P2"><text:span text:style-name="T4"/></text:p>
            <text:p text:style-name="P2"><text:span text:style-name="T3">ID_FILE</text:span><text:span text:style-name="T4"> </text:span></text:p>
            <draw:enhanced-geometry svg:viewBox="0 0 21600 21600" draw:mirror-horizontal="false" draw:mirror-vertical="false" draw:type="rectangle" draw:enhanced-path="M 0 0 L 21600 0 21600 21600 0 21600 0 0 Z N"/>
          </draw:custom-shape>
          <draw:custom-shape draw:style-name="gr3" draw:text-style-name="P5" draw:layer="layout" svg:width="6.8cm" svg:height="0.3cm" svg:x="4.2cm" svg:y="0.8cm">
            <text:p text:style-name="P4"><text:span text:style-name="T6">ADDROBJ</text:span></text:p>
            <draw:enhanced-geometry svg:viewBox="0 0 21600 21600" draw:mirror-vertical="false" draw:mirror-horizontal="false" draw:type="rectangle" draw:enhanced-path="M 0 0 L 21600 0 21600 21600 0 21600 0 0 Z N"/>
          </draw:custom-shape>
        </draw:g>
        <draw:g xml:id="id1" draw:id="id1">
          <draw:custom-shape draw:style-name="gr4" draw:text-style-name="P6" draw:layer="layout" svg:width="1.595cm" svg:height="2.378cm" svg:x="1.33cm" svg:y="14.022cm">
            <text:p text:style-name="P2"><text:span text:style-name="T7">AOID</text:span></text:p>
            <text:p text:style-name="P2"><text:span text:style-name="T2">AOGUID</text:span></text:p>
            <text:p text:style-name="P2"><text:span text:style-name="T8">AOLEVE</text:span></text:p>
            <text:p text:style-name="P2"><text:span text:style-name="T2">REGIONCODE</text:span></text:p>
            <text:p text:style-name="P2"><text:span text:style-name="T2">SUBJ</text:span><text:span text:style-name="T3">L</text:span></text:p>
            <text:p text:style-name="P2"><text:span text:style-name="T8">FORMALNAME</text:span></text:p>
            <text:p text:style-name="P2"><text:span text:style-name="T8">OFFNAME</text:span></text:p>
            <text:p text:style-name="P2"><text:span text:style-name="T8">SHORTNAME</text:span></text:p>
            <text:p text:style-name="P2"><text:span text:style-name="T8">ACTSTATUS</text:span></text:p>
            <text:p text:style-name="P2"><text:span text:style-name="T8">OKATO</text:span></text:p>
            <text:p text:style-name="P2"><text:span text:style-name="T8">CODE</text:span></text:p>
            <text:p text:style-name="P2"><text:span text:style-name="T8">POSTALCODE</text:span></text:p>
            <draw:enhanced-geometry svg:viewBox="0 0 21600 21600" draw:mirror-horizontal="false" draw:mirror-vertical="false" draw:type="rectangle" draw:enhanced-path="M 0 0 L 21600 0 21600 21600 0 21600 0 0 Z N"/>
          </draw:custom-shape>
          <draw:custom-shape draw:style-name="gr5" draw:text-style-name="P7" draw:layer="layout" svg:width="1.595cm" svg:height="0.3cm" svg:x="1.33cm" svg:y="13.722cm">
            <text:p text:style-name="P4"><text:span text:style-name="T6">SUBJ</text:span></text:p>
            <draw:enhanced-geometry svg:viewBox="0 0 21600 21600" draw:mirror-vertical="false" draw:mirror-horizontal="false" draw:type="rectangle" draw:enhanced-path="M 0 0 L 21600 0 21600 21600 0 21600 0 0 Z N"/>
          </draw:custom-shape>
        </draw:g>
        <draw:g xml:id="id2" draw:id="id2">
          <draw:custom-shape draw:style-name="gr6" draw:text-style-name="P6" draw:layer="layout" svg:width="1.595cm" svg:height="2.708cm" svg:x="3.389cm" svg:y="14.015cm">
            <text:p text:style-name="P2"><text:span text:style-name="T7">AOID</text:span></text:p>
            <text:p text:style-name="P2"><text:span text:style-name="T2">AOGUID</text:span></text:p>
            <text:p text:style-name="P2"><text:span text:style-name="T8">AOLEVEL</text:span></text:p>
            <text:p text:style-name="P2"><text:span text:style-name="T2">REGIONCODE</text:span></text:p>
            <text:p text:style-name="P2"><text:span text:style-name="T2">SUBJ</text:span></text:p>
            <text:p text:style-name="P2"><text:span text:style-name="T2">AUTOCODE</text:span></text:p>
            <text:p text:style-name="P2"><text:span text:style-name="T2">AUTO</text:span></text:p>
            <text:p text:style-name="P2"><text:span text:style-name="T8">FORMALNAME</text:span></text:p>
            <text:p text:style-name="P2"><text:span text:style-name="T8">OFFNAME</text:span></text:p>
            <text:p text:style-name="P2"><text:span text:style-name="T8">SHORTNAME</text:span></text:p>
            <text:p text:style-name="P2"><text:span text:style-name="T8">ACTSTATUS</text:span></text:p>
            <text:p text:style-name="P2"><text:span text:style-name="T8">OKATO</text:span></text:p>
            <text:p text:style-name="P2"><text:span text:style-name="T8">CODE</text:span></text:p>
            <text:p text:style-name="P2"><text:span text:style-name="T8">POSTALCODE</text:span></text:p>
            <draw:enhanced-geometry svg:viewBox="0 0 21600 21600" draw:mirror-horizontal="false" draw:mirror-vertical="false" draw:type="rectangle" draw:enhanced-path="M 0 0 L 21600 0 21600 21600 0 21600 0 0 Z N"/>
          </draw:custom-shape>
          <draw:custom-shape draw:style-name="gr5" draw:text-style-name="P7" draw:layer="layout" svg:width="1.595cm" svg:height="0.3cm" svg:x="3.389cm" svg:y="13.715cm">
            <text:p text:style-name="P4"><text:span text:style-name="T6">AUTO</text:span></text:p>
            <draw:enhanced-geometry svg:viewBox="0 0 21600 21600" draw:mirror-vertical="false" draw:mirror-horizontal="false" draw:type="rectangle" draw:enhanced-path="M 0 0 L 21600 0 21600 21600 0 21600 0 0 Z N"/>
          </draw:custom-shape>
        </draw:g>
        <draw:g xml:id="id3" draw:id="id3">
          <draw:custom-shape draw:style-name="gr7" draw:text-style-name="P6" draw:layer="layout" svg:width="1.595cm" svg:height="3.008cm" svg:x="5.522cm" svg:y="14.015cm">
            <text:p text:style-name="P2"><text:span text:style-name="T7">AOID</text:span></text:p>
            <text:p text:style-name="P2"><text:span text:style-name="T2">AOGUID</text:span></text:p>
            <text:p text:style-name="P2"><text:span text:style-name="T8">AOLEVEL</text:span></text:p>
            <text:p text:style-name="P2"><text:span text:style-name="T2">REGIONCODE</text:span></text:p>
            <text:p text:style-name="P2"><text:span text:style-name="T2">SUBJ</text:span></text:p>
            <text:p text:style-name="P2"><text:span text:style-name="T2">AUTOCODE</text:span></text:p>
            <text:p text:style-name="P2"><text:span text:style-name="T2">AUTO</text:span></text:p>
            <text:p text:style-name="P2"><text:span text:style-name="T2">AREACODE</text:span></text:p>
            <text:p text:style-name="P2"><text:span text:style-name="T2">DSTRR</text:span></text:p>
            <text:p text:style-name="P2"><text:span text:style-name="T8">FORMALNAME</text:span></text:p>
            <text:p text:style-name="P2"><text:span text:style-name="T8">OFFNAME</text:span></text:p>
            <text:p text:style-name="P2"><text:span text:style-name="T8">SHORTNAME</text:span></text:p>
            <text:p text:style-name="P2"><text:span text:style-name="T8">ACTSTATUS</text:span></text:p>
            <text:p text:style-name="P2"><text:span text:style-name="T8">OKATO</text:span></text:p>
            <text:p text:style-name="P2"><text:span text:style-name="T8">CODE</text:span></text:p>
            <text:p text:style-name="P2"><text:span text:style-name="T8">POSTALCODE</text:span></text:p>
            <draw:enhanced-geometry svg:viewBox="0 0 21600 21600" draw:mirror-horizontal="false" draw:mirror-vertical="false" draw:type="rectangle" draw:enhanced-path="M 0 0 L 21600 0 21600 21600 0 21600 0 0 Z N"/>
          </draw:custom-shape>
          <draw:custom-shape draw:style-name="gr5" draw:text-style-name="P7" draw:layer="layout" svg:width="1.595cm" svg:height="0.3cm" svg:x="5.522cm" svg:y="13.715cm">
            <text:p text:style-name="P4"><text:span text:style-name="T6">DSTR</text:span></text:p>
            <draw:enhanced-geometry svg:viewBox="0 0 21600 21600" draw:mirror-vertical="false" draw:mirror-horizontal="false" draw:type="rectangle" draw:enhanced-path="M 0 0 L 21600 0 21600 21600 0 21600 0 0 Z N"/>
          </draw:custom-shape>
        </draw:g>
        <draw:g xml:id="id4" draw:id="id4">
          <draw:custom-shape draw:style-name="gr8" draw:text-style-name="P6" draw:layer="layout" svg:width="1.595cm" svg:height="3.408cm" svg:x="7.616cm" svg:y="14.015cm">
            <text:p text:style-name="P2"><text:span text:style-name="T7">AOID</text:span></text:p>
            <text:p text:style-name="P2"><text:span text:style-name="T2">AOGUID</text:span></text:p>
            <text:p text:style-name="P2"><text:span text:style-name="T8">AOLEVEL</text:span></text:p>
            <text:p text:style-name="P2"><text:span text:style-name="T2">REGIONCODE</text:span></text:p>
            <text:p text:style-name="P2"><text:span text:style-name="T2">SUBJ</text:span></text:p>
            <text:p text:style-name="P2"><text:span text:style-name="T2">AUTOCODE</text:span></text:p>
            <text:p text:style-name="P2"><text:span text:style-name="T2">AUTO</text:span></text:p>
            <text:p text:style-name="P2"><text:span text:style-name="T2">AREACODE</text:span></text:p>
            <text:p text:style-name="P2"><text:span text:style-name="T2">DSTR</text:span></text:p>
            <text:p text:style-name="P2"><text:span text:style-name="T2">CITYCODE</text:span></text:p>
            <text:p text:style-name="P2"><text:span text:style-name="T2">CITY</text:span></text:p>
            <text:p text:style-name="P2"><text:span text:style-name="T8">FORMALNAME</text:span></text:p>
            <text:p text:style-name="P2"><text:span text:style-name="T8">OFFNAME</text:span></text:p>
            <text:p text:style-name="P2"><text:span text:style-name="T8">SHORTNAME</text:span></text:p>
            <text:p text:style-name="P2"><text:span text:style-name="T8">ACTSTATUS</text:span></text:p>
            <text:p text:style-name="P2"><text:span text:style-name="T8">OKATO</text:span></text:p>
            <text:p text:style-name="P2"><text:span text:style-name="T8">CODE</text:span></text:p>
            <text:p text:style-name="P2"><text:span text:style-name="T8">POSTALCODE</text:span></text:p>
            <draw:enhanced-geometry svg:viewBox="0 0 21600 21600" draw:mirror-horizontal="false" draw:mirror-vertical="false" draw:type="rectangle" draw:enhanced-path="M 0 0 L 21600 0 21600 21600 0 21600 0 0 Z N"/>
          </draw:custom-shape>
          <draw:custom-shape draw:style-name="gr5" draw:text-style-name="P7" draw:layer="layout" svg:width="1.595cm" svg:height="0.3cm" svg:x="7.616cm" svg:y="13.715cm">
            <text:p text:style-name="P4"><text:span text:style-name="T6">CITY</text:span></text:p>
            <draw:enhanced-geometry svg:viewBox="0 0 21600 21600" draw:mirror-vertical="false" draw:mirror-horizontal="false" draw:type="rectangle" draw:enhanced-path="M 0 0 L 21600 0 21600 21600 0 21600 0 0 Z N"/>
          </draw:custom-shape>
        </draw:g>
        <draw:g xml:id="id5" draw:id="id5">
          <draw:custom-shape draw:style-name="gr9" draw:text-style-name="P6" draw:layer="layout" svg:width="1.595cm" svg:height="3.708cm" svg:x="9.721cm" svg:y="14.015cm">
            <text:p text:style-name="P2"><text:span text:style-name="T7">AOID</text:span></text:p>
            <text:p text:style-name="P2"><text:span text:style-name="T2">AOGUID</text:span></text:p>
            <text:p text:style-name="P2"><text:span text:style-name="T8">AOLEVEL</text:span></text:p>
            <text:p text:style-name="P2"><text:span text:style-name="T2">REGIONCODE</text:span></text:p>
            <text:p text:style-name="P2"><text:span text:style-name="T2">SUBJ</text:span></text:p>
            <text:p text:style-name="P2"><text:span text:style-name="T2">AUTOCODE</text:span></text:p>
            <text:p text:style-name="P2"><text:span text:style-name="T2">AUTO</text:span></text:p>
            <text:p text:style-name="P2"><text:span text:style-name="T2">AREACODE</text:span></text:p>
            <text:p text:style-name="P2"><text:span text:style-name="T2">DSTR</text:span></text:p>
            <text:p text:style-name="P2"><text:span text:style-name="T2">CITYCODE</text:span></text:p>
            <text:p text:style-name="P2"><text:span text:style-name="T2">CITY</text:span></text:p>
            <text:p text:style-name="P2"><text:span text:style-name="T2">CTARCODE</text:span></text:p>
            <text:p text:style-name="P2"><text:span text:style-name="T2">CTAR</text:span></text:p>
            <text:p text:style-name="P2"><text:span text:style-name="T8">FORMALNAME</text:span></text:p>
            <text:p text:style-name="P2"><text:span text:style-name="T8">OFFNAME</text:span></text:p>
            <text:p text:style-name="P2"><text:span text:style-name="T8">SHORTNAME</text:span></text:p>
            <text:p text:style-name="P2"><text:span text:style-name="T8">ACTSTATUS</text:span></text:p>
            <text:p text:style-name="P2"><text:span text:style-name="T8">OKATO</text:span></text:p>
            <text:p text:style-name="P2"><text:span text:style-name="T8">CODE</text:span></text:p>
            <text:p text:style-name="P2"><text:span text:style-name="T8">POSTALCODE</text:span></text:p>
            <draw:enhanced-geometry svg:viewBox="0 0 21600 21600" draw:mirror-horizontal="false" draw:mirror-vertical="false" draw:type="rectangle" draw:enhanced-path="M 0 0 L 21600 0 21600 21600 0 21600 0 0 Z N"/>
          </draw:custom-shape>
          <draw:custom-shape draw:style-name="gr5" draw:text-style-name="P7" draw:layer="layout" svg:width="1.595cm" svg:height="0.3cm" svg:x="9.721cm" svg:y="13.715cm">
            <text:p text:style-name="P4"><text:span text:style-name="T6">CTAR</text:span></text:p>
            <draw:enhanced-geometry svg:viewBox="0 0 21600 21600" draw:mirror-vertical="false" draw:mirror-horizontal="false" draw:type="rectangle" draw:enhanced-path="M 0 0 L 21600 0 21600 21600 0 21600 0 0 Z N"/>
          </draw:custom-shape>
        </draw:g>
        <draw:g xml:id="id6" draw:id="id6">
          <draw:custom-shape draw:style-name="gr10" draw:text-style-name="P6" draw:layer="layout" svg:width="1.595cm" svg:height="4.123cm" svg:x="11.805cm" svg:y="14cm">
            <text:p text:style-name="P2"><text:span text:style-name="T7">AOID</text:span></text:p>
            <text:p text:style-name="P2"><text:span text:style-name="T2">AOGUID</text:span></text:p>
            <text:p text:style-name="P2"><text:span text:style-name="T8">AOLEVEL</text:span></text:p>
            <text:p text:style-name="P2"><text:span text:style-name="T2">REGIONCODE</text:span></text:p>
            <text:p text:style-name="P2"><text:span text:style-name="T2">SUBJ</text:span></text:p>
            <text:p text:style-name="P2"><text:span text:style-name="T2">AUTOCODE</text:span></text:p>
            <text:p text:style-name="P2"><text:span text:style-name="T2">AUTO</text:span></text:p>
            <text:p text:style-name="P2"><text:span text:style-name="T2">AREACODE</text:span></text:p>
            <text:p text:style-name="P2"><text:span text:style-name="T2">DSTR</text:span></text:p>
            <text:p text:style-name="P2"><text:span text:style-name="T2">CITYCODE</text:span></text:p>
            <text:p text:style-name="P2"><text:span text:style-name="T2">CITY</text:span></text:p>
            <text:p text:style-name="P2"><text:span text:style-name="T2">CTARCODE</text:span></text:p>
            <text:p text:style-name="P2"><text:span text:style-name="T2">CTAR</text:span></text:p>
            <text:p text:style-name="P2"><text:span text:style-name="T2">PLACRCODE</text:span></text:p>
            <text:p text:style-name="P2"><text:span text:style-name="T2">NASP</text:span></text:p>
            <text:p text:style-name="P2"><text:span text:style-name="T8">FORMALNAME</text:span></text:p>
            <text:p text:style-name="P2"><text:span text:style-name="T8">OFFNAME</text:span></text:p>
            <text:p text:style-name="P2"><text:span text:style-name="T8">SHORTNAME</text:span></text:p>
            <text:p text:style-name="P2"><text:span text:style-name="T8">ACTSTATUS</text:span></text:p>
            <text:p text:style-name="P2"><text:span text:style-name="T8">OKATO</text:span></text:p>
            <text:p text:style-name="P2"><text:span text:style-name="T8">CODE</text:span></text:p>
            <text:p text:style-name="P2"><text:span text:style-name="T8">POSTALCODE</text:span></text:p>
            <draw:enhanced-geometry svg:viewBox="0 0 21600 21600" draw:mirror-horizontal="false" draw:mirror-vertical="false" draw:type="rectangle" draw:enhanced-path="M 0 0 L 21600 0 21600 21600 0 21600 0 0 Z N"/>
          </draw:custom-shape>
          <draw:custom-shape draw:style-name="gr5" draw:text-style-name="P7" draw:layer="layout" svg:width="1.595cm" svg:height="0.3cm" svg:x="11.805cm" svg:y="13.7cm">
            <text:p text:style-name="P4"><text:span text:style-name="T6">NASP</text:span></text:p>
            <draw:enhanced-geometry svg:viewBox="0 0 21600 21600" draw:mirror-vertical="false" draw:mirror-horizontal="false" draw:type="rectangle" draw:enhanced-path="M 0 0 L 21600 0 21600 21600 0 21600 0 0 Z N"/>
          </draw:custom-shape>
        </draw:g>
        <draw:connector draw:style-name="gr1" draw:text-style-name="P1" draw:layer="layout" draw:type="curve" svg:x1="4.984cm" svg:y1="15.219cm" svg:x2="5.522cm" svg:y2="15.369cm" draw:start-shape="id2" draw:start-glue-point="1" draw:end-shape="id3" draw:end-glue-point="3" svg:d="M4984 15219c402 0 133 150 538 150" svg:viewBox="0 0 539 151">
          <text:p/>
        </draw:connector>
        <draw:connector draw:style-name="gr1" draw:text-style-name="P1" draw:layer="layout" draw:type="curve" svg:x1="7.117cm" svg:y1="15.369cm" svg:x2="7.616cm" svg:y2="15.569cm" draw:start-shape="id3" draw:start-glue-point="1" draw:end-shape="id4" draw:end-glue-point="3" svg:d="M7117 15369c373 0 124 200 499 200" svg:viewBox="0 0 500 201">
          <text:p/>
        </draw:connector>
        <draw:connector draw:style-name="gr1" draw:text-style-name="P1" draw:layer="layout" draw:type="curve" svg:x1="9.211cm" svg:y1="15.569cm" svg:x2="9.721cm" svg:y2="15.719cm" draw:start-shape="id4" draw:start-glue-point="1" draw:end-shape="id5" draw:end-glue-point="3" svg:d="M9211 15569c381 0 126 150 510 150" svg:viewBox="0 0 511 151">
          <text:p/>
        </draw:connector>
        <draw:connector draw:style-name="gr1" draw:text-style-name="P1" draw:layer="layout" draw:type="curve" svg:x1="11.316cm" svg:y1="15.719cm" svg:x2="11.805cm" svg:y2="15.911cm" draw:start-shape="id5" draw:start-glue-point="1" draw:end-shape="id6" draw:end-glue-point="3" svg:d="M11316 15719c366 0 122 192 489 192" svg:viewBox="0 0 490 193">
          <text:p/>
        </draw:connector>
        <draw:g xml:id="id10" draw:id="id10">
          <draw:custom-shape draw:style-name="gr11" draw:text-style-name="P6" draw:layer="layout" svg:width="1.595cm" svg:height="4.8cm" svg:x="16.013cm" svg:y="14cm">
            <text:p text:style-name="P2"><text:span text:style-name="T7">AOID</text:span></text:p>
            <text:p text:style-name="P2"><text:span text:style-name="T2">AOGUID</text:span></text:p>
            <text:p text:style-name="P2"><text:span text:style-name="T8">AOLEVEL</text:span></text:p>
            <text:p text:style-name="P2"><text:span text:style-name="T2">REGIONCODE</text:span></text:p>
            <text:p text:style-name="P2"><text:span text:style-name="T2">SUBJ</text:span></text:p>
            <text:p text:style-name="P2"><text:span text:style-name="T2">AUTOCODE</text:span></text:p>
            <text:p text:style-name="P2"><text:span text:style-name="T2">AUTO</text:span></text:p>
            <text:p text:style-name="P2"><text:span text:style-name="T2">AREACODE</text:span></text:p>
            <text:p text:style-name="P2"><text:span text:style-name="T2">DSTR</text:span></text:p>
            <text:p text:style-name="P2"><text:span text:style-name="T2">CITYCODE</text:span></text:p>
            <text:p text:style-name="P2"><text:span text:style-name="T2">CITY</text:span></text:p>
            <text:p text:style-name="P2"><text:span text:style-name="T2">CTARCODE</text:span></text:p>
            <text:p text:style-name="P2"><text:span text:style-name="T2">CTAR</text:span></text:p>
            <text:p text:style-name="P2"><text:span text:style-name="T2">PLACRCODE</text:span></text:p>
            <text:p text:style-name="P2"><text:span text:style-name="T2">NASP</text:span></text:p>
            <text:p text:style-name="P2"><text:span text:style-name="T2">PLANCODE</text:span></text:p>
            <text:p text:style-name="P2"><text:span text:style-name="T2">PLAN</text:span></text:p>
            <text:p text:style-name="P2"><text:span text:style-name="T2">STREETCODE</text:span></text:p>
            <text:p text:style-name="P2"><text:span text:style-name="T2">STRT</text:span></text:p>
            <text:p text:style-name="P2"><text:span text:style-name="T8">FORMALNAME</text:span></text:p>
            <text:p text:style-name="P2"><text:span text:style-name="T8">OFFNAME</text:span></text:p>
            <text:p text:style-name="P2"><text:span text:style-name="T8">SHORTNAME</text:span></text:p>
            <text:p text:style-name="P2"><text:span text:style-name="T8">ACTSTATUS</text:span></text:p>
            <text:p text:style-name="P2"><text:span text:style-name="T8">OKATO</text:span></text:p>
            <text:p text:style-name="P2"><text:span text:style-name="T8">CODE</text:span></text:p>
            <text:p text:style-name="P2"><text:span text:style-name="T8">POSTALCODE</text:span></text:p>
            <draw:enhanced-geometry svg:viewBox="0 0 21600 21600" draw:mirror-horizontal="false" draw:mirror-vertical="false" draw:type="rectangle" draw:enhanced-path="M 0 0 L 21600 0 21600 21600 0 21600 0 0 Z N"/>
          </draw:custom-shape>
          <draw:custom-shape draw:style-name="gr5" draw:text-style-name="P7" draw:layer="layout" svg:width="1.595cm" svg:height="0.3cm" svg:x="16.013cm" svg:y="13.7cm">
            <text:p text:style-name="P4"><text:span text:style-name="T6">STRT</text:span></text:p>
            <draw:enhanced-geometry svg:viewBox="0 0 21600 21600" draw:mirror-vertical="false" draw:mirror-horizontal="false" draw:type="rectangle" draw:enhanced-path="M 0 0 L 21600 0 21600 21600 0 21600 0 0 Z N"/>
          </draw:custom-shape>
        </draw:g>
        <draw:connector draw:style-name="gr1" draw:text-style-name="P1" draw:layer="layout" draw:type="curve" svg:x1="13.4cm" svg:y1="15.911cm" svg:x2="13.905cm" svg:y2="16.05cm" draw:start-shape="id6" draw:start-glue-point="1" draw:end-shape="id7" draw:end-glue-point="3" svg:d="M13400 15911c378 0 126 139 505 139" svg:viewBox="0 0 506 140">
          <text:p/>
        </draw:connector>
        <draw:g xml:id="id9" draw:id="id9">
          <draw:custom-shape draw:style-name="gr12" draw:text-style-name="P8" draw:layer="layout" svg:width="1.7cm" svg:height="5.2cm" svg:x="12.8cm" svg:y="3.85cm">
            <text:p text:style-name="P2"><text:span text:style-name="T1">ID</text:span></text:p>
            <text:p text:style-name="P2"><text:span text:style-name="T2">HOUSEID </text:span></text:p>
            <text:p text:style-name="P2"><text:span text:style-name="T2">HOUSEGUID </text:span></text:p>
            <text:p text:style-name="P2"><text:span text:style-name="T2">AOGUID </text:span></text:p>
            <text:p text:style-name="P2"><text:span text:style-name="T4"/></text:p>
            <text:p text:style-name="P2"><text:span text:style-name="T4">COUNTER </text:span></text:p>
            <text:p text:style-name="P2"><text:span text:style-name="T4">HOUSENUM</text:span></text:p>
            <text:p text:style-name="P2"><text:span text:style-name="T4">BUILDNUM </text:span></text:p>
            <text:p text:style-name="P2"><text:span text:style-name="T4">STRUCNUM</text:span></text:p>
            <text:p text:style-name="P2"><text:span text:style-name="T4">POSTALCODE</text:span></text:p>
            <text:p text:style-name="P2"><text:span text:style-name="T4">CADNUM</text:span></text:p>
            <text:p text:style-name="P2"><text:span text:style-name="T4">DIVTYPE </text:span></text:p>
            <text:p text:style-name="P2"><text:span text:style-name="T4">STATSTATUS</text:span></text:p>
            <text:p text:style-name="P2"><text:span text:style-name="T4">STRSTATUS </text:span></text:p>
            <text:p text:style-name="P2"><text:span text:style-name="T4">ESTSTATUS </text:span></text:p>
            <text:p text:style-name="P2"><text:span text:style-name="T4">NORMDOC </text:span></text:p>
            <text:p text:style-name="P2"><text:span text:style-name="T4">IFNSFL</text:span></text:p>
            <text:p text:style-name="P2"><text:span text:style-name="T4">IFNSUL</text:span></text:p>
            <text:p text:style-name="P2"><text:span text:style-name="T4">OKATO</text:span></text:p>
            <text:p text:style-name="P2"><text:span text:style-name="T4">OKTMO</text:span></text:p>
            <text:p text:style-name="P2"><text:span text:style-name="T4">TERRIFNSFL</text:span></text:p>
            <text:p text:style-name="P2"><text:span text:style-name="T4">TERRIFNSUL</text:span></text:p>
            <text:p text:style-name="P2"><text:span text:style-name="T4"/></text:p>
            <text:p text:style-name="P2"><text:span text:style-name="T4">STARTDATE </text:span></text:p>
            <text:p text:style-name="P2"><text:span text:style-name="T4">ENDDATE</text:span></text:p>
            <text:p text:style-name="P2"><text:span text:style-name="T4">UPDATEDATE </text:span></text:p>
            <text:p text:style-name="P2"><text:span text:style-name="T4"/></text:p>
            <text:p text:style-name="P2"><text:span text:style-name="T3">ID_FILE</text:span><text:span text:style-name="T2"> </text:span></text:p>
            <draw:enhanced-geometry svg:viewBox="0 0 21600 21600" draw:mirror-horizontal="false" draw:mirror-vertical="false" draw:type="rectangle" draw:enhanced-path="M 0 0 L 21600 0 21600 21600 0 21600 0 0 Z N"/>
          </draw:custom-shape>
          <draw:custom-shape draw:style-name="gr13" draw:text-style-name="P5" draw:layer="layout" svg:width="1.7cm" svg:height="0.3cm" svg:x="12.8cm" svg:y="3.55cm">
            <text:p text:style-name="P4"><text:span text:style-name="T6">HOUSE</text:span></text:p>
            <draw:enhanced-geometry svg:viewBox="0 0 21600 21600" draw:mirror-vertical="false" draw:mirror-horizontal="false" draw:type="rectangle" draw:enhanced-path="M 0 0 L 21600 0 21600 21600 0 21600 0 0 Z N"/>
          </draw:custom-shape>
        </draw:g>
        <draw:connector draw:style-name="gr14" draw:text-style-name="P9" draw:layer="layout" draw:type="curve" svg:x1="11cm" svg:y1="6.3cm" svg:x2="12.8cm" svg:y2="6.3cm" draw:start-shape="id8" draw:end-shape="id9" svg:d="M11000 6300h1800" svg:viewBox="0 0 1801 1">
          <text:p/>
        </draw:connector>
        <draw:connector draw:style-name="gr1" draw:text-style-name="P1" draw:layer="layout" draw:type="curve" svg:x1="7.6cm" svg:y1="11.8cm" svg:x2="2.127cm" svg:y2="13.722cm" draw:start-shape="id8" draw:end-shape="id1" draw:end-glue-point="0" svg:d="M7600 11800c0 1441-5473 481-5473 1922" svg:viewBox="0 0 5474 1923">
          <text:p/>
        </draw:connector>
        <draw:connector draw:style-name="gr1" draw:text-style-name="P1" draw:layer="layout" draw:type="curve" svg:x1="7.6cm" svg:y1="11.8cm" svg:x2="4.186cm" svg:y2="13.715cm" draw:start-shape="id8" draw:end-shape="id2" draw:end-glue-point="0" svg:d="M7600 11800c0 1437-3414 480-3414 1915" svg:viewBox="0 0 3415 1916">
          <text:p/>
        </draw:connector>
        <draw:connector draw:style-name="gr1" draw:text-style-name="P1" draw:layer="layout" draw:type="curve" svg:x1="7.6cm" svg:y1="11.8cm" svg:x2="6.319cm" svg:y2="13.715cm" draw:start-shape="id8" draw:end-shape="id3" draw:end-glue-point="0" svg:d="M7600 11800c0 1437-1281 480-1281 1915" svg:viewBox="0 0 1282 1916">
          <text:p/>
        </draw:connector>
        <draw:connector draw:style-name="gr1" draw:text-style-name="P1" draw:layer="layout" draw:type="curve" svg:x1="7.6cm" svg:y1="11.8cm" svg:x2="8.413cm" svg:y2="13.715cm" draw:start-shape="id8" draw:start-glue-point="2" draw:end-shape="id4" svg:d="M7600 11800c0 1437 813 480 813 1915" svg:viewBox="0 0 814 1916">
          <text:p/>
        </draw:connector>
        <draw:connector draw:style-name="gr1" draw:text-style-name="P1" draw:layer="layout" draw:type="curve" svg:x1="7.6cm" svg:y1="11.8cm" svg:x2="10.518cm" svg:y2="13.715cm" draw:start-shape="id8" draw:end-shape="id5" draw:end-glue-point="0" svg:d="M7600 11800c0 1437 2918 480 2918 1915" svg:viewBox="0 0 2919 1916">
          <text:p/>
        </draw:connector>
        <draw:connector draw:style-name="gr1" draw:text-style-name="P1" draw:layer="layout" draw:type="curve" svg:x1="7.6cm" svg:y1="11.8cm" svg:x2="12.602cm" svg:y2="13.7cm" draw:start-shape="id8" draw:end-shape="id6" svg:d="M7600 11800c0 1425 5002 475 5002 1900" svg:viewBox="0 0 5003 1901">
          <text:p/>
        </draw:connector>
        <draw:connector draw:style-name="gr1" draw:text-style-name="P1" draw:layer="layout" draw:type="curve" svg:x1="7.6cm" svg:y1="11.8cm" svg:x2="16.81cm" svg:y2="13.7cm" draw:start-shape="id8" draw:start-glue-point="2" draw:end-shape="id10" draw:end-glue-point="0" svg:d="M7600 11800c0 1425 9210 475 9210 1900" svg:viewBox="0 0 9211 1901">
          <text:p/>
        </draw:connector>
        <draw:g xml:id="id7" draw:id="id7">
          <draw:custom-shape draw:style-name="gr15" draw:text-style-name="P6" draw:layer="layout" svg:width="1.595cm" svg:height="4.4cm" svg:x="13.905cm" svg:y="14cm">
            <text:p text:style-name="P2"><text:span text:style-name="T7">AOID</text:span></text:p>
            <text:p text:style-name="P2"><text:span text:style-name="T2">AOGUID</text:span></text:p>
            <text:p text:style-name="P2"><text:span text:style-name="T8">AOLEVEL</text:span></text:p>
            <text:p text:style-name="P2"><text:span text:style-name="T2">REGIONCODE</text:span></text:p>
            <text:p text:style-name="P2"><text:span text:style-name="T2">SUBJ</text:span></text:p>
            <text:p text:style-name="P2"><text:span text:style-name="T2">AUTOCODE</text:span></text:p>
            <text:p text:style-name="P2"><text:span text:style-name="T2">AUTO</text:span></text:p>
            <text:p text:style-name="P2"><text:span text:style-name="T2">AREACODE</text:span></text:p>
            <text:p text:style-name="P2"><text:span text:style-name="T2">DSTR</text:span></text:p>
            <text:p text:style-name="P2"><text:span text:style-name="T2">CITYCODE</text:span></text:p>
            <text:p text:style-name="P2"><text:span text:style-name="T2">CITY</text:span></text:p>
            <text:p text:style-name="P2"><text:span text:style-name="T2">CTARCODE</text:span></text:p>
            <text:p text:style-name="P2"><text:span text:style-name="T2">CTAR</text:span></text:p>
            <text:p text:style-name="P2"><text:span text:style-name="T2">PLACRCODE</text:span></text:p>
            <text:p text:style-name="P2"><text:span text:style-name="T2">NASP</text:span></text:p>
            <text:p text:style-name="P2"><text:span text:style-name="T2">PLANCODE</text:span></text:p>
            <text:p text:style-name="P2"><text:span text:style-name="T2">PLAN</text:span></text:p>
            <text:p text:style-name="P2"><text:span text:style-name="T8">FORMALNAME</text:span></text:p>
            <text:p text:style-name="P2"><text:span text:style-name="T8">OFFNAME</text:span></text:p>
            <text:p text:style-name="P2"><text:span text:style-name="T8">SHORTNAME</text:span></text:p>
            <text:p text:style-name="P2"><text:span text:style-name="T8">ACTSTATUS</text:span></text:p>
            <text:p text:style-name="P2"><text:span text:style-name="T8">OKATO</text:span></text:p>
            <text:p text:style-name="P2"><text:span text:style-name="T8">CODE</text:span></text:p>
            <text:p text:style-name="P2"><text:span text:style-name="T8">POSTALCODE</text:span></text:p>
            <draw:enhanced-geometry svg:viewBox="0 0 21600 21600" draw:mirror-horizontal="false" draw:mirror-vertical="false" draw:type="rectangle" draw:enhanced-path="M 0 0 L 21600 0 21600 21600 0 21600 0 0 Z N"/>
          </draw:custom-shape>
          <draw:custom-shape draw:style-name="gr5" draw:text-style-name="P7" draw:layer="layout" svg:width="1.595cm" svg:height="0.3cm" svg:x="13.905cm" svg:y="13.7cm">
            <text:p text:style-name="P4"><text:span text:style-name="T6">PLAN</text:span></text:p>
            <draw:enhanced-geometry svg:viewBox="0 0 21600 21600" draw:mirror-vertical="false" draw:mirror-horizontal="false" draw:type="rectangle" draw:enhanced-path="M 0 0 L 21600 0 21600 21600 0 21600 0 0 Z N"/>
          </draw:custom-shape>
        </draw:g>
        <draw:connector draw:style-name="gr1" draw:text-style-name="P1" draw:layer="layout" draw:type="curve" svg:x1="15.5cm" svg:y1="16.05cm" svg:x2="16.013cm" svg:y2="16.25cm" draw:start-shape="id7" draw:start-glue-point="1" draw:end-shape="id10" draw:end-glue-point="3" svg:d="M15500 16050c384 0 128 200 513 200" svg:viewBox="0 0 514 201">
          <text:p/>
        </draw:connector>
        <draw:connector draw:style-name="gr1" draw:text-style-name="P1" draw:layer="layout" draw:type="curve" svg:x1="7.6cm" svg:y1="11.8cm" svg:x2="14.702cm" svg:y2="13.7cm" draw:start-shape="id8" draw:start-glue-point="2" draw:end-shape="id7" draw:end-glue-point="0" svg:d="M7600 11800c0 1425 7102 475 7102 1900" svg:viewBox="0 0 7103 1901">
          <text:p/>
        </draw:connector>
        <draw:frame draw:style-name="gr16" draw:text-style-name="P11" draw:layer="layout" svg:width="9.076cm" svg:height="17.982cm" svg:x="3.167cm" svg:y="18.477cm">
          <draw:text-box>
            <text:p text:style-name="P10">DROP EXTENSION postgres_fdw cascade;</text:p>
            <text:p text:style-name="P10"/>
            <text:p text:style-name="P10">CREATE EXTENSION postgres_fdw;</text:p>
            <text:p text:style-name="P10"/>
            <text:p text:style-name="P10">CREATE SERVER fias_server</text:p>
            <text:p text:style-name="P10"><text:s text:c="8"/>FOREIGN DATA WRAPPER postgres_fdw</text:p>
            <text:p text:style-name="P10"><text:s text:c="8"/>OPTIONS (host '172.20.250.15', port '5432', dbname 'inko_fias');</text:p>
            <text:p text:style-name="P10"/>
            <text:p text:style-name="P10">CREATE USER MAPPING FOR belg</text:p>
            <text:p text:style-name="P10"><text:s text:c="8"/>SERVER fias_server</text:p>
            <text:p text:style-name="P10"><text:s text:c="8"/>OPTIONS (user 'fias_user', password 'fias_pass'); <text:s text:c="7"/></text:p>
            <text:p text:style-name="P10"/>
            <text:p text:style-name="P10">CREATE USER MAPPING FOR belg_reader</text:p>
            <text:p text:style-name="P10"><text:s text:c="8"/>SERVER fias_server</text:p>
            <text:p text:style-name="P10"><text:s text:c="8"/>OPTIONS (user 'fias_user', password 'fias_pass'); <text:s text:c="7"/></text:p>
            <text:p text:style-name="P10"/>
            <text:p text:style-name="P10">CREATE USER MAPPING FOR belg_user</text:p>
            <text:p text:style-name="P10"><text:s text:c="8"/>SERVER fias_server</text:p>
            <text:p text:style-name="P10"><text:s text:c="8"/>OPTIONS (user 'fias_user', password 'fias_pass'); <text:s text:c="7"/></text:p>
            <text:p text:style-name="P10"/>
            <text:p text:style-name="P10">CREATE USER MAPPING FOR kursk_reader</text:p>
            <text:p text:style-name="P10"><text:s text:c="8"/>SERVER fias_server</text:p>
            <text:p text:style-name="P10"><text:s text:c="8"/>OPTIONS (user 'fias_user', password 'fias_pass'); <text:s text:c="7"/></text:p>
            <text:p text:style-name="P10"/>
            <text:p text:style-name="P10">CREATE USER MAPPING FOR kursk_user</text:p>
            <text:p text:style-name="P10"><text:s text:c="8"/>SERVER fias_server</text:p>
            <text:p text:style-name="P10"><text:s text:c="8"/>OPTIONS (user 'fias_user', password 'fias_pass'); <text:s text:c="7"/></text:p>
            <text:p text:style-name="P10"/>
            <text:p text:style-name="P10"/>
            <text:p text:style-name="P10">CREATE FOREIGN TABLE fias.addrobj</text:p>
            <text:p text:style-name="P10">(</text:p>
            <text:p text:style-name="P10"><text:s text:c="2"/>id bigserial NOT NULL,</text:p>
            <text:p text:style-name="P10"><text:s text:c="2"/>actstatus smallint, -- Статус актуальности адресного объекта ФИАС. 0 - Не актуальный; 1 - Актуальный</text:p>
            <text:p text:style-name="P10"><text:s text:c="2"/>aoguid uuid,</text:p>
            <text:p text:style-name="P10"><text:s text:c="2"/>aoid uuid, -- Уникальный идентификатор записи. Ключевое поле.</text:p>
            <text:p text:style-name="P10"><text:s text:c="2"/>aolevel smallint, -- Уровень адресного объекта</text:p>
            <text:p text:style-name="P10"><text:s text:c="2"/>areacode character varying(3), -- Код района</text:p>
            <text:p text:style-name="P10"><text:s text:c="2"/>autocode character varying(1), -- Код автономии</text:p>
            <text:p text:style-name="P10"><text:s text:c="2"/>centstatus smallint, -- Статус центра</text:p>
            <text:p text:style-name="P10"><text:s text:c="2"/>cadnum character varying(100),</text:p>
            <text:p text:style-name="P10"><text:s text:c="2"/>citycode character varying(3), -- Код города</text:p>
            <text:p text:style-name="P10"><text:s text:c="2"/>code character varying(17), -- Код адресного объекта одной строкой с признаком актуальности из КЛАДР 4.0</text:p>
            <text:p text:style-name="P10"><text:s text:c="2"/>currstatus smallint, -- Статус актуальности КЛАДР 4 (последние две цифры в коде)</text:p>
            <text:p text:style-name="P10"><text:s text:c="2"/>formalname character varying(256), -- Формализованное наименование</text:p>
            <text:p text:style-name="P10"><text:s text:c="2"/>ifnsfl character varying(4), -- Код ИФНС ФЛ</text:p>
            <text:p text:style-name="P10"><text:s text:c="2"/>ifnsul character varying(4), -- Код ИФНС ЮЛ</text:p>
            <text:p text:style-name="P10"><text:s text:c="2"/>nextid uuid, -- Идентификатор связывания с последующей исторической записью</text:p>
            <text:p text:style-name="P10"><text:s text:c="2"/>offname character varying(256), -- Официальное наименование</text:p>
            <text:p text:style-name="P10"><text:s text:c="2"/>okato character varying(11), -- Код по справочнику ОКАТО</text:p>
            <text:p text:style-name="P10"><text:s text:c="2"/>oktmo character varying(11), -- Код по справочнику ОКТМО</text:p>
            <text:p text:style-name="P10"><text:s text:c="2"/>operstatus smallint, -- Статус действия над записью – причина появления записи.</text:p>
            <text:p text:style-name="P10"><text:s text:c="2"/>parentguid uuid, -- Идентификатор объекта родительского объекта</text:p>
            <text:p text:style-name="P10"><text:s text:c="2"/>placecode character varying(3), -- Код населённого пункта</text:p>
            <text:p text:style-name="P10"><text:s text:c="2"/>plaincode character varying(15), -- Код адресного объекта из КЛАДР 4.0 одной строкой без признака актуальности (последних двух симв.)</text:p>
            <text:p text:style-name="P10"><text:s text:c="2"/>postalcode character varying(6), -- Почтовый индекс</text:p>
            <text:p text:style-name="P10"><text:s text:c="2"/>previd uuid, -- Идентификатор записи связывания с предыдущей исторической записью</text:p>
            <text:p text:style-name="P10"><text:s text:c="2"/>regioncode character varying(2), -- Код региона</text:p>
            <text:p text:style-name="P10"><text:s text:c="2"/>shortname character varying(32), -- Краткое наименование типа объекта</text:p>
            <text:p text:style-name="P10"><text:s text:c="2"/>streetcode character varying(4), -- Код улицы</text:p>
            <text:p text:style-name="P10"><text:s text:c="2"/>terrifnsfl character varying(4), -- Код территориального участка ФЛ</text:p>
            <text:p text:style-name="P10"><text:s text:c="2"/>terrifnsul character varying(4), -- Код территориального участка ЮЛ</text:p>
            <text:p text:style-name="P10"><text:s text:c="2"/>ctarcode character varying(3), -- Код внутригородского района</text:p>
            <text:p text:style-name="P10"><text:s text:c="2"/>plancode character varying(4),</text:p>
            <text:p text:style-name="P10"><text:s text:c="2"/>extrcode character varying(4), -- Код дополнительного адресообразующего элемента</text:p>
            <text:p text:style-name="P10"><text:s text:c="2"/>sextcode character varying(3), -- Код подчиненного дополнительного адресообразующего элемента</text:p>
            <text:p text:style-name="P10"><text:s text:c="2"/>livestatus smallint, -- Признак действующего адресного объекта</text:p>
            <text:p text:style-name="P10"><text:s text:c="2"/>normdoc uuid, -- Внешний ключ на нормативный документ</text:p>
            <text:p text:style-name="P10"><text:s text:c="2"/>enddate date, -- Конец действия записи</text:p>
            <text:p text:style-name="P10"><text:s text:c="2"/>startdate date, -- Начало действия записи</text:p>
            <text:p text:style-name="P10"><text:s text:c="2"/>updatedate date, -- Дата внесения записи</text:p>
            <text:p text:style-name="P10"><text:s text:c="2"/>subj smallint,</text:p>
            <text:p text:style-name="P10"><text:s text:c="2"/>dstr smallint,</text:p>
            <text:p text:style-name="P10"><text:s text:c="2"/>city smallint,</text:p>
            <text:p text:style-name="P10"><text:s text:c="2"/>nasp smallint,</text:p>
            <text:p text:style-name="P10"><text:s text:c="2"/>strt smallint,</text:p>
            <text:p text:style-name="P10"><text:s text:c="2"/>act smallint,</text:p>
            <text:p text:style-name="P10"><text:s text:c="2"/>divtype smallint,</text:p>
            <text:p text:style-name="P10"><text:s text:c="2"/>id_file bigint</text:p>
            <text:p text:style-name="P10">)</text:p>
            <text:p text:style-name="P10">SERVER fias_server;</text:p>
            <text:p text:style-name="P10"/>
            <text:p text:style-name="P10">select count(*)</text:p>
            <text:p text:style-name="P10"><text:s text:c="2"/>from fias.addrobj;</text:p>
            <text:p text:style-name="P10"/>
            <text:p text:style-name="P10"/>
            <text:p text:style-name="P10">CREATE FOREIGN TABLE fias.house</text:p>
            <text:p text:style-name="P10">(</text:p>
            <text:p text:style-name="P10"><text:s text:c="2"/>id bigint,</text:p>
            <text:p text:style-name="P10"><text:s text:c="2"/>aoguid uuid,</text:p>
            <text:p text:style-name="P10"><text:s text:c="2"/>buildnum character varying(10),</text:p>
            <text:p text:style-name="P10"><text:s text:c="2"/>enddate date,</text:p>
            <text:p text:style-name="P10"><text:s text:c="2"/>eststatus smallint,</text:p>
            <text:p text:style-name="P10"><text:s text:c="2"/>houseguid uuid,</text:p>
            <text:p text:style-name="P10"><text:s text:c="2"/>houseid uuid,</text:p>
            <text:p text:style-name="P10"><text:s text:c="2"/>housenum character varying(20),</text:p>
            <text:p text:style-name="P10"><text:s text:c="2"/>statstatus smallint,</text:p>
            <text:p text:style-name="P10"><text:s text:c="2"/>ifnsfl character varying(4),</text:p>
            <text:p text:style-name="P10"><text:s text:c="2"/>ifnsul character varying(4),</text:p>
            <text:p text:style-name="P10"><text:s text:c="2"/>okato character varying(11),</text:p>
            <text:p text:style-name="P10"><text:s text:c="2"/>oktmo character varying(11),</text:p>
            <text:p text:style-name="P10"><text:s text:c="2"/>postalcode character varying(6),</text:p>
            <text:p text:style-name="P10"><text:s text:c="2"/>startdate date,</text:p>
            <text:p text:style-name="P10"><text:s text:c="2"/>strucnum character varying(10),</text:p>
            <text:p text:style-name="P10"><text:s text:c="2"/>strstatus smallint,</text:p>
            <text:p text:style-name="P10"><text:s text:c="2"/>terrifnsfl character varying(4),</text:p>
            <text:p text:style-name="P10"><text:s text:c="2"/>terrifnsul character varying(4),</text:p>
            <text:p text:style-name="P10"><text:s text:c="2"/>updatedate date,</text:p>
            <text:p text:style-name="P10"><text:s text:c="2"/>normdoc uuid,</text:p>
            <text:p text:style-name="P10"><text:s text:c="2"/>counter smallint,</text:p>
            <text:p text:style-name="P10"><text:s text:c="2"/>cadnum character varying(100),</text:p>
            <text:p text:style-name="P10"><text:s text:c="2"/>divtype smallint,</text:p>
            <text:p text:style-name="P10"><text:s text:c="2"/>id_file bigint</text:p>
            <text:p text:style-name="P10">)</text:p>
            <text:p text:style-name="P10">SERVER fias_server;</text:p>
            <text:p text:style-name="P10"/>
            <text:p text:style-name="P10">select count(*)</text:p>
            <text:p text:style-name="P10"><text:s text:c="2"/>from fias.house;</text:p>
            <text:p text:style-name="P10"/>
            <text:p text:style-name="P10"/>
            <text:p text:style-name="P10">CREATE FOREIGN TABLE fias.houseint</text:p>
            <text:p text:style-name="P10">(</text:p>
            <text:p text:style-name="P10"><text:s text:c="2"/>id bigserial NOT NULL,</text:p>
            <text:p text:style-name="P10"><text:s text:c="2"/>aoguid uuid,</text:p>
            <text:p text:style-name="P10"><text:s text:c="2"/>enddate date,</text:p>
            <text:p text:style-name="P10"><text:s text:c="2"/>intguid uuid,</text:p>
            <text:p text:style-name="P10"><text:s text:c="2"/>houseintid uuid,</text:p>
            <text:p text:style-name="P10"><text:s text:c="2"/>ifnsfl character varying(4),</text:p>
            <text:p text:style-name="P10"><text:s text:c="2"/>ifnsul character varying(4),</text:p>
            <text:p text:style-name="P10"><text:s text:c="2"/>intend smallint,</text:p>
            <text:p text:style-name="P10"><text:s text:c="2"/>intstart smallint,</text:p>
            <text:p text:style-name="P10"><text:s text:c="2"/>intstatus smallint,</text:p>
            <text:p text:style-name="P10"><text:s text:c="2"/>okato character varying(11),</text:p>
            <text:p text:style-name="P10"><text:s text:c="2"/>oktmo character varying(11),</text:p>
            <text:p text:style-name="P10"><text:s text:c="2"/>postalcode character varying(6),</text:p>
            <text:p text:style-name="P10"><text:s text:c="2"/>terrifnsfl character varying(4),</text:p>
            <text:p text:style-name="P10"><text:s text:c="2"/>terrifnsul character varying(4),</text:p>
            <text:p text:style-name="P10"><text:s text:c="2"/>updatedate date,</text:p>
            <text:p text:style-name="P10"><text:s text:c="2"/>normdoc character varying(255),</text:p>
            <text:p text:style-name="P10"><text:s text:c="2"/>counter smallint,</text:p>
            <text:p text:style-name="P10"><text:s text:c="2"/>id_file bigint,</text:p>
            <text:p text:style-name="P10"><text:s text:c="2"/>startdate date</text:p>
            <text:p text:style-name="P10">)</text:p>
            <text:p text:style-name="P10">SERVER fias_server;</text:p>
            <text:p text:style-name="P10"/>
            <text:p text:style-name="P10">select count(*)</text:p>
            <text:p text:style-name="P10"><text:s text:c="2"/>from fias.houseint;</text:p>
            <text:p text:style-name="P10"/>
            <text:p text:style-name="P10"/>
            <text:p text:style-name="P10">select * from fias.update()</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2" svg:font-family="Mangal"/>
    <style:font-face style:name="Courier New" svg:font-family="'Courier New'" style:font-family-generic="modern"/>
    <style:font-face style:name="Mangal" svg:font-family="Mangal"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Liberation Serif" svg:font-family="'Liberation Serif', 'Times New Roman'" style:font-family-generic="roman" style:font-pitch="variable"/>
    <style:font-face style:name="Mangal1"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Mangal3"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1"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Half_20_Circle_20_unfilled" draw:display-name="Half Circle unfilled" svg:viewBox="0 0 15000 8746" svg:d="M14971 0c21 229 29 423 29 653 0 690-79 1328-244 1943-165 614-416 1206-761 1804-345 597-733 1110-1183 1560-451 450-964 837-1562 1182s-1190 596-1806 760c-600 161-1223 240-1894 244v600h-100v-600c-671-4-1294-83-1894-244-616-164-1208-415-1806-760s-1111-732-1562-1182c-450-450-838-963-1183-1560-345-598-596-1190-761-1804-165-615-244-1253-244-1943 0-230 8-424 29-653l298 26 299 26c-18 211-26 390-26 601 0 635 72 1222 224 1787 151 566 383 1110 700 1659 318 550 674 1022 1088 1437 415 414 888 769 1438 1087 550 317 1095 548 1661 700 566 151 1154 223 1789 223s1223-72 1789-223c566-152 1111-383 1661-700 550-318 1023-673 1438-1087 414-415 770-887 1088-1437 317-549 549-1093 700-1659 152-565 224-1152 224-1787 0-211-8-390-26-601l299-26z"/>
    <draw:stroke-dash draw:name="Dashed_20__28_var_29_" draw:display-name="Dashed (var)" draw:style="rect" draw:dots1="1" draw:dots1-length="197%" draw:distance="127%"/>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1" fo:font-size="24pt" fo:language="ru" fo:country="RU" style:font-name-asian="Segoe UI" style:font-size-asian="24pt" style:language-asian="zh" style:country-asian="CN" style:font-name-complex="Tahoma1"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3"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Объект_20_без_20_заливки_20_и_20_линий" style:display-name="Объект без заливки и линий"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fo:text-align="start" style:text-autospace="none"/>
      <style:text-properties style:use-window-font-color="true" style:font-name="Liberation Serif" fo:font-family="'Liberation Serif', 'Times New Roman'" style:font-family-generic="roman" style:font-pitch="variable" fo:language="ru" fo:country="RU" style:letter-kerning="true" style:font-name-asian="Mangal" style:font-family-asian="Mangal" style:font-pitch-asian="variable" style:font-size-asian="12pt" style:language-asian="zh" style:country-asian="CN" style:font-name-complex="Liberation Serif" style:font-family-complex="'Liberation Serif', 'Times New Roman'" style:font-family-generic-complex="roman" style:font-pitch-complex="variable" style:font-size-complex="12pt" style:language-complex="ar" style:country-complex="SA"/>
    </style:style>
    <style:style style:name="Заголовок_20_3" style:display-name="Заголовок 3" style:family="graphic">
      <style:paragraph-properties fo:margin-top="0.746cm" fo:margin-bottom="0.374cm" fo:text-align="start" style:text-autospace="none"/>
      <style:text-properties style:use-window-font-color="true" style:font-name="Arial" fo:font-family="Arial" style:font-family-generic="swiss" style:font-pitch="variable" fo:font-size="14pt" fo:language="ru" fo:country="RU" fo:font-weight="bold" style:letter-kerning="true" style:font-name-asian="Mangal1" style:font-family-asian="Mangal" style:font-family-generic-asian="roman" style:font-pitch-asian="variable" style:font-size-asian="14pt" style:language-asian="hi" style:country-asian="IN" style:font-weight-asian="bold" style:font-weight-complex="bold"/>
    </style:style>
    <style:style style:name="Привязка_20_сноски" style:display-name="Привязка сноски" style:family="graphic">
      <style:paragraph-properties style:text-autospace="none"/>
      <style:text-properties style:text-position="11% 58%"/>
    </style:style>
    <style:style style:name="Верхний_20_колонтитул_20_Знак" style:display-name="Верхний колонтитул Знак" style:family="graphic">
      <style:paragraph-properties style:text-autospace="none"/>
      <style:text-properties style:letter-kerning="true" style:font-name-asian="Mangal1" style:font-family-asian="Mangal" style:font-family-generic-asian="roman" style:font-pitch-asian="variable" style:font-size-asian="12pt" style:language-asian="hi" style:country-asian="IN"/>
    </style:style>
    <style:style style:name="Номер_20_страницы" style:display-name="Номер страницы" style:family="graphic">
      <style:paragraph-properties style:text-autospace="none"/>
    </style:style>
    <style:style style:name="Основной_20_шрифт_20_абзаца" style:display-name="Основной шрифт абзаца" style:family="graphic">
      <style:paragraph-properties style:text-autospace="none"/>
    </style:style>
    <style:style style:name="курсив_20__28_ф_29__20_Знак_20_Знак" style:display-name="курсив (ф) Знак Знак" style:family="graphic">
      <style:paragraph-properties style:text-autospace="none"/>
      <style:text-properties fo:font-size="12pt" fo:language="ru" fo:country="RU" fo:font-style="italic" style:font-size-asian="12pt" style:language-asian="ar" style:country-asian="SA" style:font-style-asian="italic" style:font-size-complex="12pt" style:language-complex="ar" style:country-complex="SA" style:font-style-complex="italic"/>
    </style:style>
    <style:style style:name="Обычный_20__28_ф_29__20_Знак_20_Знак" style:display-name="Обычный (ф) Знак Знак" style:family="graphic">
      <style:paragraph-properties style:text-autospace="none"/>
      <style:text-properties fo:font-size="12pt" fo:language="ru" fo:country="RU" style:font-size-asian="12pt" style:language-asian="ar" style:country-asian="SA" style:font-size-complex="12pt" style:language-complex="ar" style:country-complex="SA"/>
    </style:style>
    <style:style style:name="Интернет-ссылка" style:family="graphic">
      <style:paragraph-properties style:text-autospace="none"/>
      <style:text-properties fo:color="#0000ff" style:text-underline-style="solid" style:text-underline-width="auto" style:text-underline-color="font-color"/>
    </style:style>
    <style:style style:name="Font_20_Style11" style:display-name="Font Style11" style:family="graphic">
      <style:paragraph-properties style:text-autospace="none"/>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style>
    <style:style style:name="Выделение" style:family="graphic">
      <style:paragraph-properties style:text-autospace="none"/>
      <style:text-properties fo:font-style="italic" style:font-style-asian="italic" style:font-style-complex="italic"/>
    </style:style>
    <style:style style:name="Знак_20_примечания" style:display-name="Знак примечания" style:family="graphic">
      <style:paragraph-properties style:text-autospace="none"/>
      <style:text-properties fo:font-size="8pt" style:font-size-asian="8pt" style:font-size-complex="8pt"/>
    </style:style>
    <style:style style:name="Знак_20_сноски" style:display-name="Знак сноски" style:family="graphic">
      <style:paragraph-properties style:text-autospace="none"/>
      <style:text-properties style:text-position="11% 58%"/>
    </style:style>
    <style:style style:name="Знак_20_сноски1" style:display-name="Знак сноски1" style:family="graphic">
      <style:paragraph-properties style:text-autospace="none"/>
      <style:text-properties style:text-position="11% 58%"/>
    </style:style>
    <style:style style:name="WW-Символ_20_сноски" style:display-name="WW-Символ сноски" style:family="graphic">
      <style:paragraph-properties style:text-autospace="none"/>
      <style:text-properties style:text-position="11% 58%"/>
    </style:style>
    <style:style style:name="Символ_20_сноски" style:display-name="Символ сноски" style:family="graphic">
      <style:paragraph-properties style:text-autospace="none"/>
      <style:text-properties style:text-position="11% 58%"/>
    </style:style>
    <style:style style:name="WW8Num22z0" style:family="graphic">
      <style:paragraph-properties style:text-autospace="none"/>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style>
    <style:style style:name="WW8Num21z2" style:family="graphic">
      <style:paragraph-properties style:text-autospace="none"/>
      <style:text-properties style:font-name="Wingdings" fo:font-family="Wingdings" style:font-pitch="variable" style:font-charset="x-symbol" style:font-name-asian="Wingdings" style:font-family-asian="Wingdings" style:font-pitch-asian="variable" style:font-charset-asian="x-symbol"/>
    </style:style>
    <style:style style:name="WW8Num21z1" style:family="graphic">
      <style:paragraph-properties style:text-autospace="none"/>
      <style:text-properties style:font-name="Courier New" fo:font-family="'Courier New'" style:font-family-generic="modern" style:font-name-asian="Courier New" style:font-family-asian="'Courier New'" style:font-family-generic-asian="modern"/>
    </style:style>
    <style:style style:name="WW8Num21z0" style:family="graphic">
      <style:paragraph-properties style:text-autospace="none"/>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style>
    <style:style style:name="WW8Num20z0" style:family="graphic">
      <style:paragraph-properties style:text-autospace="none"/>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style>
    <style:style style:name="WW8Num19z2" style:family="graphic">
      <style:paragraph-properties style:text-autospace="none"/>
      <style:text-properties style:font-name="Wingdings" fo:font-family="Wingdings" style:font-pitch="variable" style:font-charset="x-symbol" style:font-name-asian="Wingdings" style:font-family-asian="Wingdings" style:font-pitch-asian="variable" style:font-charset-asian="x-symbol"/>
    </style:style>
    <style:style style:name="WW8Num19z1" style:family="graphic">
      <style:paragraph-properties style:text-autospace="none"/>
      <style:text-properties style:font-name="Courier New" fo:font-family="'Courier New'" style:font-family-generic="modern" style:font-name-asian="Courier New" style:font-family-asian="'Courier New'" style:font-family-generic-asian="modern"/>
    </style:style>
    <style:style style:name="WW8Num19z0" style:family="graphic">
      <style:paragraph-properties style:text-autospace="none"/>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style>
    <style:style style:name="WW8Num18z0" style:family="graphic">
      <style:paragraph-properties style:text-autospace="none"/>
    </style:style>
    <style:style style:name="WW8Num17z2" style:family="graphic">
      <style:paragraph-properties style:text-autospace="none"/>
      <style:text-properties style:font-name="Wingdings" fo:font-family="Wingdings" style:font-pitch="variable" style:font-charset="x-symbol" style:font-name-asian="Wingdings" style:font-family-asian="Wingdings" style:font-pitch-asian="variable" style:font-charset-asian="x-symbol"/>
    </style:style>
    <style:style style:name="WW8Num17z1" style:family="graphic">
      <style:paragraph-properties style:text-autospace="none"/>
      <style:text-properties style:font-name="Courier New" fo:font-family="'Courier New'" style:font-family-generic="modern" style:font-name-asian="Courier New" style:font-family-asian="'Courier New'" style:font-family-generic-asian="modern"/>
    </style:style>
    <style:style style:name="WW8Num17z0" style:family="graphic">
      <style:paragraph-properties style:text-autospace="none"/>
      <style:text-properties style:font-name="Symbol" fo:font-family="Symbol" style:font-family-generic="roman" style:font-pitch="variable" style:font-charset="x-symbol" fo:font-size="14pt" style:font-name-asian="Symbol" style:font-family-asian="Symbol" style:font-family-generic-asian="roman" style:font-pitch-asian="variable" style:font-charset-asian="x-symbol" style:font-size-asian="14pt"/>
    </style:style>
    <style:style style:name="WW8Num16z0" style:family="graphic">
      <style:paragraph-properties style:text-autospace="none"/>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style>
    <style:style style:name="WW8Num15z2" style:family="graphic">
      <style:paragraph-properties style:text-autospace="none"/>
      <style:text-properties style:font-name="Wingdings" fo:font-family="Wingdings" style:font-pitch="variable" style:font-charset="x-symbol" style:font-name-asian="Wingdings" style:font-family-asian="Wingdings" style:font-pitch-asian="variable" style:font-charset-asian="x-symbol"/>
    </style:style>
    <style:style style:name="WW8Num15z1" style:family="graphic">
      <style:paragraph-properties style:text-autospace="none"/>
      <style:text-properties style:font-name="Courier New" fo:font-family="'Courier New'" style:font-family-generic="modern" style:font-name-asian="Courier New" style:font-family-asian="'Courier New'" style:font-family-generic-asian="modern"/>
    </style:style>
    <style:style style:name="WW8Num15z0" style:family="graphic">
      <style:paragraph-properties style:text-autospace="none"/>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style>
    <style:style style:name="WW8Num14z0" style:family="graphic">
      <style:paragraph-properties style:text-autospace="none"/>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style>
    <style:style style:name="WW8Num13z0" style:family="graphic">
      <style:paragraph-properties style:text-autospace="none"/>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style>
    <style:style style:name="WW8Num12z8" style:family="graphic">
      <style:paragraph-properties style:text-autospace="none"/>
    </style:style>
    <style:style style:name="WW8Num12z7" style:family="graphic">
      <style:paragraph-properties style:text-autospace="none"/>
    </style:style>
    <style:style style:name="WW8Num12z6" style:family="graphic">
      <style:paragraph-properties style:text-autospace="none"/>
    </style:style>
    <style:style style:name="WW8Num12z5" style:family="graphic">
      <style:paragraph-properties style:text-autospace="none"/>
    </style:style>
    <style:style style:name="WW8Num12z4" style:family="graphic">
      <style:paragraph-properties style:text-autospace="none"/>
    </style:style>
    <style:style style:name="WW8Num12z3" style:family="graphic">
      <style:paragraph-properties style:text-autospace="none"/>
    </style:style>
    <style:style style:name="WW8Num12z2" style:family="graphic">
      <style:paragraph-properties style:text-autospace="none"/>
    </style:style>
    <style:style style:name="WW8Num12z1" style:family="graphic">
      <style:paragraph-properties style:text-autospace="none"/>
    </style:style>
    <style:style style:name="WW8Num12z0" style:family="graphic">
      <style:paragraph-properties style:text-autospace="none"/>
    </style:style>
    <style:style style:name="WW8Num11z0" style:family="graphic">
      <style:paragraph-properties style:text-autospace="none"/>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style>
    <style:style style:name="WW8Num10z0" style:family="graphic">
      <style:paragraph-properties style:text-autospace="none"/>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style>
    <style:style style:name="WW8Num9z8" style:family="graphic">
      <style:paragraph-properties style:text-autospace="none"/>
    </style:style>
    <style:style style:name="WW8Num9z7" style:family="graphic">
      <style:paragraph-properties style:text-autospace="none"/>
    </style:style>
    <style:style style:name="WW8Num9z6" style:family="graphic">
      <style:paragraph-properties style:text-autospace="none"/>
    </style:style>
    <style:style style:name="WW8Num9z5" style:family="graphic">
      <style:paragraph-properties style:text-autospace="none"/>
    </style:style>
    <style:style style:name="WW8Num9z4" style:family="graphic">
      <style:paragraph-properties style:text-autospace="none"/>
    </style:style>
    <style:style style:name="WW8Num9z3" style:family="graphic">
      <style:paragraph-properties style:text-autospace="none"/>
    </style:style>
    <style:style style:name="WW8Num9z2" style:family="graphic">
      <style:paragraph-properties style:text-autospace="none"/>
    </style:style>
    <style:style style:name="WW8Num9z1" style:family="graphic">
      <style:paragraph-properties style:text-autospace="none"/>
    </style:style>
    <style:style style:name="WW8Num9z0" style:family="graphic">
      <style:paragraph-properties style:text-autospace="none"/>
    </style:style>
    <style:style style:name="WW8Num8z0" style:family="graphic">
      <style:paragraph-properties style:text-autospace="none"/>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style>
    <style:style style:name="WW8Num7z0" style:family="graphic">
      <style:paragraph-properties style:text-autospace="none"/>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style>
    <style:style style:name="WW8Num6z0" style:family="graphic">
      <style:paragraph-properties style:text-autospace="none"/>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style>
    <style:style style:name="WW8Num5z0" style:family="graphic">
      <style:paragraph-properties style:text-autospace="none"/>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style>
    <style:style style:name="WW8Num4z0" style:family="graphic">
      <style:paragraph-properties style:text-autospace="none"/>
      <style:text-properties style:font-name="Times New Roman" fo:font-family="'Times New Roman'" style:font-family-generic="roman" style:font-pitch="variable" style:font-name-asian="Times New Roman" style:font-family-asian="'Times New Roman'" style:font-family-generic-asian="roman" style:font-pitch-asian="variable"/>
    </style:style>
    <style:style style:name="WW8Num3z0" style:family="graphic">
      <style:paragraph-properties style:text-autospace="none"/>
      <style:text-properties style:font-name="Times New Roman" fo:font-family="'Times New Roman'" style:font-family-generic="roman" style:font-pitch="variable" style:font-name-asian="Times New Roman" style:font-family-asian="'Times New Roman'" style:font-family-generic-asian="roman" style:font-pitch-asian="variable"/>
    </style:style>
    <style:style style:name="WW8Num2z8" style:family="graphic">
      <style:paragraph-properties style:text-autospace="none"/>
    </style:style>
    <style:style style:name="WW8Num2z7" style:family="graphic">
      <style:paragraph-properties style:text-autospace="none"/>
    </style:style>
    <style:style style:name="WW8Num2z6" style:family="graphic">
      <style:paragraph-properties style:text-autospace="none"/>
    </style:style>
    <style:style style:name="WW8Num2z5" style:family="graphic">
      <style:paragraph-properties style:text-autospace="none"/>
    </style:style>
    <style:style style:name="WW8Num2z4" style:family="graphic">
      <style:paragraph-properties style:text-autospace="none"/>
    </style:style>
    <style:style style:name="WW8Num2z3" style:family="graphic">
      <style:paragraph-properties style:text-autospace="none"/>
    </style:style>
    <style:style style:name="WW8Num2z2" style:family="graphic">
      <style:paragraph-properties style:text-autospace="none"/>
    </style:style>
    <style:style style:name="WW8Num2z1" style:family="graphic">
      <style:paragraph-properties style:text-autospace="none"/>
    </style:style>
    <style:style style:name="WW8Num2z0" style:family="graphic">
      <style:paragraph-properties style:text-autospace="none"/>
    </style:style>
    <style:style style:name="WW8Num1z8" style:family="graphic">
      <style:paragraph-properties style:text-autospace="none"/>
    </style:style>
    <style:style style:name="WW8Num1z7" style:family="graphic">
      <style:paragraph-properties style:text-autospace="none"/>
    </style:style>
    <style:style style:name="WW8Num1z6" style:family="graphic">
      <style:paragraph-properties style:text-autospace="none"/>
    </style:style>
    <style:style style:name="WW8Num1z5" style:family="graphic">
      <style:paragraph-properties style:text-autospace="none"/>
    </style:style>
    <style:style style:name="WW8Num1z4" style:family="graphic">
      <style:paragraph-properties style:text-autospace="none"/>
    </style:style>
    <style:style style:name="WW8Num1z3" style:family="graphic">
      <style:paragraph-properties style:text-autospace="none"/>
    </style:style>
    <style:style style:name="WW8Num1z2" style:family="graphic">
      <style:paragraph-properties style:text-autospace="none"/>
    </style:style>
    <style:style style:name="WW8Num1z1" style:family="graphic">
      <style:paragraph-properties style:text-autospace="none"/>
    </style:style>
    <style:style style:name="WW8Num1z0" style:family="graphic">
      <style:paragraph-properties style:text-autospace="none"/>
    </style:style>
    <style:style style:name="Символы_20_концевой_20_сноски" style:display-name="Символы концевой сноски" style:family="graphic">
      <style:paragraph-properties style:text-autospace="none"/>
    </style:style>
    <style:style style:name="Посещённая_20_гиперссылка" style:display-name="Посещённая гиперссылка" style:family="graphic">
      <style:paragraph-properties style:text-autospace="none"/>
      <style:text-properties fo:color="#800000" fo:language="zxx" fo:country="none" style:text-underline-style="solid" style:text-underline-width="auto" style:text-underline-color="font-color" style:language-asian="zxx" style:country-asian="none" style:language-complex="zxx" style:country-complex="none"/>
    </style:style>
    <style:style style:name="Содержимое_20_врезки" style:display-name="Содержимое врезки" style:family="graphic">
      <style:paragraph-properties fo:text-align="start" style:text-autospace="none"/>
      <style:text-properties style:use-window-font-color="true" fo:language="ru" fo:country="RU" style:language-asian="ar" style:country-asian="SA" style:language-complex="ar" style:country-complex="SA"/>
    </style:style>
    <style:style style:name="Заголовок_20_таблицы" style:display-name="Заголовок таблицы" style:family="graphic">
      <style:paragraph-properties fo:text-align="center" style:text-autospace="none"/>
      <style:text-properties style:use-window-font-color="true" fo:language="ru" fo:country="RU" fo:font-weight="bold" style:language-asian="ar" style:country-asian="SA" style:font-weight-asian="bold" style:language-complex="ar" style:country-complex="SA" style:font-weight-complex="bold"/>
    </style:style>
    <style:style style:name="Содержимое_20_таблицы" style:display-name="Содержимое таблицы" style:family="graphic">
      <style:paragraph-properties fo:text-align="start" style:text-autospace="none"/>
      <style:text-properties style:use-window-font-color="true" fo:language="ru" fo:country="RU" style:language-asian="ar" style:country-asian="SA" style:language-complex="ar" style:country-complex="SA"/>
    </style:style>
    <style:style style:name="Абзац_20_списка" style:display-name="Абзац списка" style:family="graphic">
      <style:paragraph-properties fo:margin-left="2.24cm" fo:margin-right="0cm" fo:margin-top="0cm" fo:margin-bottom="0.374cm" fo:text-align="justify" fo:text-indent="2.24cm" style:text-autospace="none"/>
      <style:text-properties style:use-window-font-color="true" fo:language="ru" fo:country="RU" style:language-asian="ar" style:country-asian="SA" style:language-complex="ar" style:country-complex="SA"/>
    </style:style>
    <style:style style:name="Для_20_таблиц" style:display-name="Для таблиц" style:family="graphic">
      <style:paragraph-properties fo:margin-top="0cm" fo:margin-bottom="0.623cm" fo:line-height="115%" fo:text-align="start" style:text-autospace="none"/>
      <style:text-properties style:use-window-font-color="true" style:font-name="Calibri" fo:font-family="Calibri" style:font-family-generic="swiss" style:font-pitch="variable" fo:font-size="11pt" fo:language="en" fo:country="US" style:font-name-asian="Calibri" style:font-family-asian="Calibri" style:font-family-generic-asian="swiss" style:font-pitch-asian="variable" style:font-size-asian="11pt" style:language-asian="en" style:country-asian="US"/>
    </style:style>
    <style:style style:name="Основной_20_текст_20_2" style:display-name="Основной текст 2" style:family="graphic">
      <style:paragraph-properties fo:margin-top="0cm" fo:margin-bottom="0.374cm" fo:line-height="200%" fo:text-align="start" style:text-autospace="none"/>
      <style:text-properties style:use-window-font-color="true" fo:language="ru" fo:country="RU" style:language-asian="ar" style:country-asian="SA" style:language-complex="ar" style:country-complex="SA"/>
    </style:style>
    <style:style style:name="Таблица_20_3_20__28_ф_29_" style:display-name="Таблица 3 (ф)" style:family="graphic">
      <style:paragraph-properties fo:margin-top="0.746cm" fo:margin-bottom="0.374cm" fo:text-align="end" style:text-autospace="none"/>
      <style:text-properties style:use-window-font-color="true" fo:language="ru" fo:country="RU" style:language-asian="ar" style:country-asian="SA" style:language-complex="ar" style:country-complex="SA"/>
    </style:style>
    <style:style style:name="Простой" style:family="graphic">
      <style:paragraph-properties fo:margin-left="0cm" fo:margin-right="0cm" fo:text-align="justify" fo:text-indent="2.207cm" style:text-autospace="none"/>
      <style:text-properties style:use-window-font-color="true" fo:font-size="14pt" fo:language="ru" fo:country="RU" style:font-size-asian="14pt" style:language-asian="ar" style:country-asian="SA" style:font-size-complex="14pt" style:language-complex="ar" style:country-complex="SA"/>
    </style:style>
    <style:style style:name="Обычный_20__28_ф_29__20__2b__20_По_20_центру" style:display-name="Обычный (ф) + По центру" style:family="graphic">
      <style:paragraph-properties fo:margin-left="0cm" fo:margin-right="0cm" fo:text-align="center" fo:text-indent="0cm" style:text-autospace="none"/>
      <style:text-properties style:use-window-font-color="true" fo:font-size="10pt" fo:language="ru" fo:country="RU" style:font-size-asian="10pt" style:language-asian="ar" style:country-asian="SA" style:font-size-complex="10pt" style:language-complex="ar" style:country-complex="SA"/>
    </style:style>
    <style:style style:name="Обычный_20__28_ф_29_" style:display-name="Обычный (ф)" style:family="graphic">
      <style:paragraph-properties fo:margin-left="0cm" fo:margin-right="0cm" fo:text-align="justify" fo:text-indent="2.207cm" style:text-autospace="none"/>
      <style:text-properties style:use-window-font-color="true" fo:language="ru" fo:country="RU" style:language-asian="ar" style:country-asian="SA" style:language-complex="ar" style:country-complex="SA"/>
    </style:style>
    <style:style style:name="Обычный_20__28_ф_29__20__2b__20_14_20_пт" style:display-name="Обычный (ф) + 14 пт" style:family="graphic">
      <style:paragraph-properties fo:margin-left="1.12cm" fo:margin-right="0cm" fo:text-align="center" fo:text-indent="0cm" style:text-autospace="none"/>
      <style:text-properties style:use-window-font-color="true" fo:font-size="14pt" fo:language="ru" fo:country="RU" style:font-size-asian="14pt" style:language-asian="ar" style:country-asian="SA" style:font-size-complex="14pt" style:language-complex="ar" style:country-complex="SA"/>
    </style:style>
    <style:style style:name="Заголовок_20_3_20__28_ф_29_" style:display-name="Заголовок 3 (ф)" style:family="graphic">
      <style:paragraph-properties fo:margin-left="0cm" fo:margin-right="0cm" fo:margin-top="0.374cm" fo:margin-bottom="0cm" fo:text-align="justify" fo:text-indent="2.207cm" style:text-autospace="none"/>
      <style:text-properties style:use-window-font-color="true" fo:language="ru" fo:country="RU" fo:font-weight="bold" style:language-asian="ar" style:country-asian="SA" style:font-weight-asian="bold" style:language-complex="ar" style:country-complex="SA" style:font-weight-complex="bold"/>
    </style:style>
    <style:style style:name="Заголовок_20_1_20__28_ф_29_" style:display-name="Заголовок 1 (ф)" style:family="graphic">
      <style:paragraph-properties fo:margin-top="0cm" fo:margin-bottom="0.746cm" fo:text-align="center" style:text-autospace="none"/>
      <style:text-properties fo:text-transform="uppercase" style:use-window-font-color="true" fo:font-size="14pt" fo:language="ru" fo:country="RU" fo:font-weight="bold" style:font-size-asian="14pt" style:language-asian="ar" style:country-asian="SA" style:font-weight-asian="bold" style:font-size-complex="14pt" style:language-complex="ar" style:country-complex="SA" style:font-weight-complex="bold"/>
    </style:style>
    <style:style style:name="маркированный_20__28_ф_29_" style:display-name="маркированный (ф)" style:family="graphic">
      <style:paragraph-properties fo:text-align="justify" style:text-autospace="none"/>
      <style:text-properties style:use-window-font-color="true" fo:language="ru" fo:country="RU" style:language-asian="ar" style:country-asian="SA" style:language-complex="ar" style:country-complex="SA"/>
    </style:style>
    <style:style style:name="курсив_20__28_ф_29_" style:display-name="курсив (ф)" style:family="graphic">
      <style:paragraph-properties fo:margin-left="1.127cm" fo:margin-right="0cm" fo:text-align="justify" fo:text-indent="-0.563cm" style:text-autospace="none">
        <style:tab-stops>
          <style:tab-stop style:position="3.367cm"/>
        </style:tab-stops>
      </style:paragraph-properties>
      <style:text-properties style:use-window-font-color="true" fo:language="ru" fo:country="RU" fo:font-style="italic" style:language-asian="ar" style:country-asian="SA" style:font-style-asian="italic" style:language-complex="ar" style:country-complex="SA" style:font-style-complex="italic"/>
    </style:style>
    <style:style style:name="Нижний_20_колонтитул" style:display-name="Нижний колонтитул" style:family="graphic">
      <style:paragraph-properties fo:text-align="start" style:text-autospace="none">
        <style:tab-stops>
          <style:tab-stop style:position="14.552cm" style:type="center"/>
          <style:tab-stop style:position="29.106cm" style:type="right"/>
        </style:tab-stops>
      </style:paragraph-properties>
      <style:text-properties style:use-window-font-color="true" fo:language="ru" fo:country="RU" style:language-asian="ar" style:country-asian="SA" style:language-complex="ar" style:country-complex="SA"/>
    </style:style>
    <style:style style:name="Основной_20_текст_20_с_20_отступом" style:display-name="Основной текст с отступом" style:family="graphic">
      <style:paragraph-properties fo:margin-left="0.88cm" fo:margin-right="0cm" fo:margin-top="0cm" fo:margin-bottom="0.374cm" fo:text-align="start" fo:text-indent="0cm" style:text-autospace="none"/>
      <style:text-properties style:use-window-font-color="true" fo:language="ru" fo:country="RU" style:language-asian="ar" style:country-asian="SA" style:language-complex="ar" style:country-complex="SA"/>
    </style:style>
    <style:style style:name="ConsNonformat" style:family="graphic">
      <style:paragraph-properties style:text-autospace="none"/>
      <style:text-properties style:use-window-font-color="true" style:font-name="Courier New" fo:font-family="'Courier New'" style:font-family-generic="modern" fo:font-size="10pt" fo:language="ru" fo:country="RU" style:letter-kerning="true" style:font-name-asian="Courier New" style:font-family-asian="'Courier New'" style:font-family-generic-asian="modern" style:font-size-asian="10pt" style:language-asian="zh" style:country-asian="CN"/>
    </style:style>
    <style:style style:name="Оглавление_20_3" style:display-name="Оглавление 3" style:family="graphic">
      <style:paragraph-properties fo:margin-left="1.76cm" fo:margin-right="0cm" fo:text-align="start" fo:text-indent="0cm" style:text-autospace="none">
        <style:tab-stops>
          <style:tab-stop style:position="29.986cm" style:type="right" style:leader-style="dotted" style:leader-text="."/>
        </style:tab-stops>
      </style:paragraph-properties>
      <style:text-properties style:use-window-font-color="true" fo:language="ru" fo:country="RU" style:letter-kerning="true" style:font-name-asian="Mangal1" style:font-family-asian="Mangal" style:font-family-generic-asian="roman" style:font-pitch-asian="variable" style:language-asian="hi" style:country-asian="IN"/>
    </style:style>
    <style:style style:name="Оглавление_20_2" style:display-name="Оглавление 2" style:family="graphic">
      <style:paragraph-properties fo:margin-left="0.88cm" fo:margin-right="0cm" fo:text-align="start" fo:text-indent="0cm" style:text-autospace="none">
        <style:tab-stops>
          <style:tab-stop style:position="29.986cm" style:type="right" style:leader-style="dotted" style:leader-text="."/>
        </style:tab-stops>
      </style:paragraph-properties>
      <style:text-properties style:use-window-font-color="true" fo:language="ru" fo:country="RU" style:letter-kerning="true" style:font-name-asian="Mangal1" style:font-family-asian="Mangal" style:font-family-generic-asian="roman" style:font-pitch-asian="variable" style:font-size-asian="14pt" style:language-asian="hi" style:country-asian="IN"/>
    </style:style>
    <style:style style:name="Оглавление_20_1" style:display-name="Оглавление 1" style:family="graphic">
      <style:paragraph-properties fo:text-align="start" style:text-autospace="none">
        <style:tab-stops>
          <style:tab-stop style:position="29.986cm" style:type="right" style:leader-style="dotted" style:leader-text="."/>
        </style:tab-stops>
      </style:paragraph-properties>
      <style:text-properties style:use-window-font-color="true" fo:language="ru" fo:country="RU" style:letter-kerning="true" style:font-name-asian="Mangal1" style:font-family-asian="Mangal" style:font-family-generic-asian="roman" style:font-pitch-asian="variable" style:font-size-asian="14pt" style:language-asian="hi" style:country-asian="IN"/>
    </style:style>
    <style:style style:name="Заголовок_20_оглавления" style:display-name="Заголовок оглавления" style:family="graphic">
      <style:paragraph-properties fo:margin-top="0.746cm" fo:margin-bottom="0.374cm" fo:text-align="start" style:text-autospace="none"/>
      <style:text-properties style:use-window-font-color="true" style:font-name="Arial" fo:font-family="Arial" style:font-family-generic="swiss" style:font-pitch="variable" fo:font-size="16pt" fo:language="ru" fo:country="RU" fo:font-weight="bold" style:letter-kerning="true" style:font-name-asian="Mangal1" style:font-family-asian="Mangal" style:font-family-generic-asian="roman" style:font-pitch-asian="variable" style:font-size-asian="16pt" style:language-asian="hi" style:country-asian="IN" style:font-weight-asian="bold" style:font-weight-complex="bold"/>
    </style:style>
    <style:style style:name="Style3" style:family="graphic">
      <style:paragraph-properties fo:margin-left="0cm" fo:margin-right="0cm" fo:line-height="0.526cm" fo:text-align="justify" fo:text-indent="2.256cm" style:text-autospace="none"/>
      <style:text-properties style:use-window-font-color="true" fo:language="ru" fo:country="RU" style:letter-kerning="true" style:font-name-asian="Mangal1" style:font-family-asian="Mangal" style:font-family-generic-asian="roman" style:font-pitch-asian="variable" style:language-asian="hi" style:country-asian="IN"/>
    </style:style>
    <style:style style:name="Верхний_20_колонтитул" style:display-name="Верхний колонтитул" style:family="graphic">
      <style:paragraph-properties fo:text-align="start" style:text-autospace="none">
        <style:tab-stops>
          <style:tab-stop style:position="14.993cm" style:type="center"/>
          <style:tab-stop style:position="29.986cm" style:type="right"/>
        </style:tab-stops>
      </style:paragraph-properties>
      <style:text-properties style:use-window-font-color="true" fo:language="none" fo:country="none" style:letter-kerning="true" style:font-name-asian="Mangal1" style:font-family-asian="Mangal" style:font-family-generic-asian="roman" style:font-pitch-asian="variable" style:language-asian="hi" style:country-asian="IN"/>
    </style:style>
    <style:style style:name="Текст_20_выноски" style:display-name="Текст выноски" style:family="graphic">
      <style:paragraph-properties fo:text-align="start" style:text-autospace="none"/>
      <style:text-properties style:use-window-font-color="true" style:font-name="Tahoma" fo:font-family="Tahoma" style:font-family-generic="swiss" style:font-pitch="variable" fo:font-size="8pt" fo:language="ru" fo:country="RU" style:font-name-asian="Tahoma" style:font-family-asian="Tahoma" style:font-family-generic-asian="swiss" style:font-pitch-asian="variable" style:font-size-asian="8pt" style:language-asian="ar" style:country-asian="SA"/>
    </style:style>
    <style:style style:name="Тема_20_примечания" style:display-name="Тема примечания" style:family="graphic">
      <style:paragraph-properties fo:text-align="start" style:text-autospace="none"/>
      <style:text-properties style:use-window-font-color="true" fo:font-size="10pt" fo:language="ru" fo:country="RU" fo:font-weight="bold" style:font-size-asian="10pt" style:language-asian="ar" style:country-asian="SA" style:font-weight-asian="bold" style:font-size-complex="10pt" style:language-complex="ar" style:country-complex="SA" style:font-weight-complex="bold"/>
    </style:style>
    <style:style style:name="Текст_20_примечания" style:display-name="Текст примечания" style:family="graphic">
      <style:paragraph-properties fo:text-align="start" style:text-autospace="none"/>
      <style:text-properties style:use-window-font-color="true" fo:font-size="10pt" fo:language="ru" fo:country="RU" style:font-size-asian="10pt" style:language-asian="ar" style:country-asian="SA" style:font-size-complex="10pt" style:language-complex="ar" style:country-complex="SA"/>
    </style:style>
    <style:style style:name="Обычный_20__28_веб_29_" style:display-name="Обычный (веб)" style:family="graphic">
      <style:paragraph-properties fo:margin-top="0.233cm" fo:margin-bottom="0.233cm" fo:text-align="start" style:text-autospace="none"/>
      <style:text-properties fo:color="#000000" fo:language="ru" fo:country="RU" style:letter-kerning="true" style:font-name-asian="Arial" style:font-family-asian="Arial" style:font-family-generic-asian="swiss" style:font-pitch-asian="variable" style:font-size-asian="10pt" style:language-asian="hi" style:country-asian="IN"/>
    </style:style>
    <style:style style:name="ConsPlusNormal" style:family="graphic">
      <style:paragraph-properties fo:margin-left="0cm" fo:margin-right="0cm" fo:text-indent="2.24cm" style:text-autospace="none"/>
      <style:text-properties style:use-window-font-color="true" style:font-name="Arial" fo:font-family="Arial" style:font-family-generic="swiss" style:font-pitch="variable" fo:font-size="10pt" fo:language="ru" fo:country="RU" style:letter-kerning="true" style:font-name-asian="Arial" style:font-family-asian="Arial" style:font-family-generic-asian="swiss" style:font-pitch-asian="variable" style:font-size-asian="10pt" style:language-asian="zh" style:country-asian="CN"/>
    </style:style>
    <style:style style:name="ConsNormal" style:family="graphic">
      <style:paragraph-properties fo:margin-left="0cm" fo:margin-right="0cm" fo:text-indent="2.24cm" style:text-autospace="none"/>
      <style:text-properties style:use-window-font-color="true" style:font-name="Arial" fo:font-family="Arial" style:font-family-generic="swiss" style:font-pitch="variable" fo:font-size="10pt" fo:language="ru" fo:country="RU" style:letter-kerning="true" style:font-name-asian="Arial" style:font-family-asian="Arial" style:font-family-generic-asian="swiss" style:font-pitch-asian="variable" style:font-size-asian="10pt" style:language-asian="zh" style:country-asian="CN"/>
    </style:style>
    <style:style style:name="Сноска" style:family="graphic">
      <style:paragraph-properties fo:margin-left="0.88cm" fo:margin-right="0cm" fo:text-align="start" fo:text-indent="-0.88cm" style:text-autospace="none"/>
      <style:text-properties style:use-window-font-color="true" fo:language="ru" fo:country="RU" style:letter-kerning="true" style:font-name-asian="Mangal1" style:font-family-asian="Mangal" style:font-family-generic-asian="roman" style:font-pitch-asian="variable" style:font-size-asian="10pt" style:language-asian="hi" style:country-asian="IN"/>
    </style:style>
    <style:style style:name="Указатель" style:family="graphic">
      <style:paragraph-properties fo:text-align="start" style:text-autospace="none"/>
      <style:text-properties style:use-window-font-color="true" fo:language="ru" fo:country="RU" style:font-name-asian="Mangal2" style:font-family-asian="Mangal" style:language-asian="ar" style:country-asian="SA"/>
    </style:style>
    <style:style style:name="Название" style:family="graphic">
      <style:paragraph-properties fo:margin-top="0.374cm" fo:margin-bottom="0.374cm" fo:text-align="start" style:text-autospace="none"/>
      <style:text-properties style:use-window-font-color="true" fo:language="ru" fo:country="RU" fo:font-style="italic" style:font-name-asian="Mangal2" style:font-family-asian="Mangal" style:font-size-asian="12pt" style:language-asian="ar" style:country-asian="SA" style:font-style-asian="italic" style:font-style-complex="italic"/>
    </style:style>
    <style:style style:name="Список" style:family="graphic">
      <style:paragraph-properties fo:margin-top="0cm" fo:margin-bottom="0.374cm" fo:text-align="start" style:text-autospace="none"/>
      <style:text-properties style:use-window-font-color="true" fo:language="ru" fo:country="RU" style:letter-kerning="true" style:font-name-asian="Mangal2" style:font-family-asian="Mangal" style:language-asian="hi" style:country-asian="IN"/>
    </style:style>
    <style:style style:name="Содержимое_20_списка" style:display-name="Содержимое списка" style:family="graphic">
      <style:paragraph-properties fo:margin-left="1.764cm" fo:margin-right="0cm" fo:text-align="start" fo:text-indent="0cm" style:text-autospace="none"/>
      <style:text-properties style:use-window-font-color="true" fo:language="ru" fo:country="RU" style:language-asian="ar" style:country-asian="SA" style:language-complex="ar" style:country-complex="SA"/>
    </style:style>
  </office:styles>
  <office:automatic-styles>
    <style:page-layout style:name="PM0">
      <style:page-layout-properties fo:margin-top="0.5cm" fo:margin-bottom="0.5cm" fo:margin-left="0.5cm" fo:margin-right="0.5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Обычный"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01-15T16:51:26.004000000</meta:creation-date>
    <dc:date>2018-01-23T10:50:09.911000000</dc:date>
    <meta:editing-duration>P26DT16H5M30S</meta:editing-duration>
    <meta:editing-cycles>432</meta:editing-cycles>
    <meta:generator>LibreOffice/5.4.2.2$Windows_x86 LibreOffice_project/22b09f6418e8c2d508a9eaf86b2399209b0990f4</meta:generator>
    <meta:print-date>2017-10-23T14:45:58.774000000</meta:print-date>
    <meta:document-statistic meta:object-count="47"/>
  </office:meta>
</office:document-meta>
</file>